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438cm"/>
    </style:style>
    <style:style style:name="co3" style:family="table-column">
      <style:table-column-properties fo:break-before="auto" style:column-width="2.279cm"/>
    </style:style>
    <style:style style:name="co4" style:family="table-column">
      <style:table-column-properties fo:break-before="auto" style:column-width="2.4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2.221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2.062cm"/>
    </style:style>
    <style:style style:name="co10" style:family="table-column">
      <style:table-column-properties fo:break-before="auto" style:column-width="2.755cm"/>
    </style:style>
    <style:style style:name="co11" style:family="table-column">
      <style:table-column-properties fo:break-before="auto" style:column-width="1.625cm"/>
    </style:style>
    <style:style style:name="co12" style:family="table-column">
      <style:table-column-properties fo:break-before="auto" style:column-width="6.242cm"/>
    </style:style>
    <style:style style:name="co13" style:family="table-column">
      <style:table-column-properties fo:break-before="auto" style:column-width="1.9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ext-properties style:font-name="Liberation Serif" style:font-name-asian="Tahoma" style:font-name-complex="Tahoma"/>
    </style:style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 table:null-year="1950"/>
      <table:table table:name="Ausleih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Gerätenummer</text:p>
          </table:table-cell>
          <table:table-cell office:value-type="string" calcext:value-type="string">
            <text:p>Mitarbeiter-ID</text:p>
          </table:table-cell>
          <table:table-cell office:value-type="string" calcext:value-type="string">
            <text:p>Ausgabe am</text:p>
          </table:table-cell>
          <table:table-cell office:value-type="string" calcext:value-type="string">
            <text:p>Rückgabe am</text:p>
          </table:table-cell>
          <table:table-cell office:value-type="string" calcext:value-type="string">
            <text:p>Gerätetyp</text:p>
          </table:table-cell>
          <table:table-cell office:value-type="string" calcext:value-type="string">
            <text:p>Modell</text:p>
          </table:table-cell>
          <table:table-cell table:style-name="ce1" office:value-type="string" calcext:value-type="string">
            <text:p>Kaufdatum</text:p>
          </table:table-cell>
          <table:table-cell table:style-name="ce3" office:value-type="string" calcext:value-type="string">
            <text:p>Netto-Kaufpreis</text:p>
          </table:table-cell>
          <table:table-cell office:value-type="string" calcext:value-type="string">
            <text:p>Standort-Gerä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bteilung</text:p>
          </table:table-cell>
          <table:table-cell office:value-type="string" calcext:value-type="string">
            <text:p>Standort-Mitarbeiter</text:p>
          </table:table-cell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09.05.2024</text:p>
          </table:table-cell>
          <table:table-cell/>
          <table:table-cell table:style-name="ce2" table:formula="of:=COM.MICROSOFT.XLOOKUP([.A2]; [$Geraete.$A$2:.$A$100]; [$Geraete.$B$2:.$B$100])" office:value-type="string" office:string-value="Beamer" calcext:value-type="string">
            <text:p>Beamer</text:p>
          </table:table-cell>
          <table:table-cell table:style-name="ce2" table:formula="of:=COM.MICROSOFT.XLOOKUP([.A2]; [$Geraete.$A$2:.$A$100]; [$Geraete.$C$2:.$C$100])" office:value-type="string" office:string-value="BenQ MW550" calcext:value-type="string">
            <text:p>BenQ MW550</text:p>
          </table:table-cell>
          <table:table-cell table:formula="of:=COM.MICROSOFT.XLOOKUP([.A2]; [$Geraete.$A$2:.$A$100]; [$Geraete.$D$2:.$D$100])" office:value-type="string" office:string-value="03.01.2024" calcext:value-type="string">
            <text:p>03.01.2024</text:p>
          </table:table-cell>
          <table:table-cell table:formula="of:=COM.MICROSOFT.XLOOKUP([.A2]; [$Geraete.$A$2:.$A$100]; [$Geraete.$E$2:.$E$100])" office:value-type="string" office:string-value="644.54" calcext:value-type="string">
            <text:p>644.54</text:p>
          </table:table-cell>
          <table:table-cell table:style-name="ce2" table:formula="of:=COM.MICROSOFT.XLOOKUP([.A2]; [$Geraete.$A$2:.$A$100]; [$Geraete.$F$2:.$F$100])" office:value-type="string" office:string-value="Berlin" calcext:value-type="string">
            <text:p>Berlin</text:p>
          </table:table-cell>
          <table:table-cell table:formula="of:=COM.MICROSOFT.XLOOKUP([.B2]; [$Mitarbeiter.$A$2:.$A$100]; [$Mitarbeiter.$B$2:.$B$100])" office:value-type="string" office:string-value="Univ.Prof. Heimo Karge" calcext:value-type="string">
            <text:p>Univ.Prof. Heimo Karge</text:p>
          </table:table-cell>
          <table:table-cell table:formula="of:=COM.MICROSOFT.XLOOKUP([.B2]; [$Mitarbeiter.$A$2:.$A$100]; [$Mitarbeiter.$C$2:.$C$100])" office:value-type="string" office:string-value="Marketing" calcext:value-type="string">
            <text:p>Marketing</text:p>
          </table:table-cell>
          <table:table-cell table:formula="of:=COM.MICROSOFT.XLOOKUP([.B2]; [$Mitarbeiter.$A$2:.$A$100]; [$Mitarbeiter.$D$2:.$D$100]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30.09.2025</text:p>
          </table:table-cell>
          <table:table-cell office:value-type="string" calcext:value-type="string">
            <text:p>05.10.2025</text:p>
          </table:table-cell>
          <table:table-cell table:style-name="ce2" table:formula="of:=COM.MICROSOFT.XLOOKUP([.A3]; [$Geraete.$A$2:.$A$100]; [$Geraete.$B$2:.$B$100])" office:value-type="string" office:string-value="Monitor" calcext:value-type="string">
            <text:p>Monitor</text:p>
          </table:table-cell>
          <table:table-cell table:style-name="ce2" table:formula="of:=COM.MICROSOFT.XLOOKUP([.A3]; [$Geraete.$A$2:.$A$100]; [$Geraete.$C$2:.$C$100])" office:value-type="string" office:string-value="Samsung Curved" calcext:value-type="string">
            <text:p>Samsung Curved</text:p>
          </table:table-cell>
          <table:table-cell table:formula="of:=COM.MICROSOFT.XLOOKUP([.A3]; [$Geraete.$A$2:.$A$100]; [$Geraete.$D$2:.$D$100])" office:value-type="string" office:string-value="22.02.2023" calcext:value-type="string">
            <text:p>22.02.2023</text:p>
          </table:table-cell>
          <table:table-cell table:formula="of:=COM.MICROSOFT.XLOOKUP([.A3]; [$Geraete.$A$2:.$A$100]; [$Geraete.$E$2:.$E$100])" office:value-type="string" office:string-value="1134.16" calcext:value-type="string">
            <text:p>1134.16</text:p>
          </table:table-cell>
          <table:table-cell table:style-name="ce2" table:formula="of:=COM.MICROSOFT.XLOOKUP([.A3]; [$Geraete.$A$2:.$A$100]; [$Geraete.$F$2:.$F$100])" office:value-type="string" office:string-value="München" calcext:value-type="string">
            <text:p>München</text:p>
          </table:table-cell>
          <table:table-cell table:formula="of:=COM.MICROSOFT.XLOOKUP([.B3]; [$Mitarbeiter.$A$2:.$A$100]; [$Mitarbeiter.$B$2:.$B$100])" office:value-type="string" office:string-value="Dipl.-Ing. Klaus-Werner Holsten B.Sc." calcext:value-type="string">
            <text:p>Dipl.-Ing. Klaus-Werner Holsten B.Sc.</text:p>
          </table:table-cell>
          <table:table-cell table:formula="of:=COM.MICROSOFT.XLOOKUP([.B3]; [$Mitarbeiter.$A$2:.$A$100]; [$Mitarbeiter.$C$2:.$C$100])" office:value-type="string" office:string-value="IT" calcext:value-type="string">
            <text:p>IT</text:p>
          </table:table-cell>
          <table:table-cell table:formula="of:=COM.MICROSOFT.XLOOKUP([.B3]; [$Mitarbeiter.$A$2:.$A$100]; [$Mitarbeiter.$D$2:.$D$100]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4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27.03.2025</text:p>
          </table:table-cell>
          <table:table-cell office:value-type="string" calcext:value-type="string">
            <text:p>30.07.2025</text:p>
          </table:table-cell>
          <table:table-cell table:style-name="ce2" table:formula="of:=COM.MICROSOFT.XLOOKUP([.A4]; [$Geraete.$A$2:.$A$100]; [$Geraete.$B$2:.$B$100])" office:value-type="string" office:string-value="Monitor" calcext:value-type="string">
            <text:p>Monitor</text:p>
          </table:table-cell>
          <table:table-cell table:style-name="ce2" table:formula="of:=COM.MICROSOFT.XLOOKUP([.A4]; [$Geraete.$A$2:.$A$100]; [$Geraete.$C$2:.$C$100])" office:value-type="string" office:string-value="Dell UltraSharp" calcext:value-type="string">
            <text:p>Dell UltraSharp</text:p>
          </table:table-cell>
          <table:table-cell table:formula="of:=COM.MICROSOFT.XLOOKUP([.A4]; [$Geraete.$A$2:.$A$100]; [$Geraete.$D$2:.$D$100])" office:value-type="string" office:string-value="01.03.2022" calcext:value-type="string">
            <text:p>01.03.2022</text:p>
          </table:table-cell>
          <table:table-cell table:formula="of:=COM.MICROSOFT.XLOOKUP([.A4]; [$Geraete.$A$2:.$A$100]; [$Geraete.$E$2:.$E$100])" office:value-type="string" office:string-value="750.91" calcext:value-type="string">
            <text:p>750.91</text:p>
          </table:table-cell>
          <table:table-cell table:style-name="ce2" table:formula="of:=COM.MICROSOFT.XLOOKUP([.A4]; [$Geraete.$A$2:.$A$100]; [$Geraete.$F$2:.$F$100])" office:value-type="string" office:string-value="Berlin" calcext:value-type="string">
            <text:p>Berlin</text:p>
          </table:table-cell>
          <table:table-cell table:formula="of:=COM.MICROSOFT.XLOOKUP([.B4]; [$Mitarbeiter.$A$2:.$A$100]; [$Mitarbeiter.$B$2:.$B$100])" office:value-type="string" office:string-value="Alexandre Davids" calcext:value-type="string">
            <text:p>Alexandre Davids</text:p>
          </table:table-cell>
          <table:table-cell table:formula="of:=COM.MICROSOFT.XLOOKUP([.B4]; [$Mitarbeiter.$A$2:.$A$100]; [$Mitarbeiter.$C$2:.$C$100])" office:value-type="string" office:string-value="Vertrieb" calcext:value-type="string">
            <text:p>Vertrieb</text:p>
          </table:table-cell>
          <table:table-cell table:formula="of:=COM.MICROSOFT.XLOOKUP([.B4]; [$Mitarbeiter.$A$2:.$A$100]; [$Mitarbeiter.$D$2:.$D$100]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28.07.2025</text:p>
          </table:table-cell>
          <table:table-cell/>
          <table:table-cell table:style-name="ce2" table:formula="of:=COM.MICROSOFT.XLOOKUP([.A5]; [$Geraete.$A$2:.$A$100]; [$Geraete.$B$2:.$B$100])" office:value-type="string" office:string-value="Drucker" calcext:value-type="string">
            <text:p>Drucker</text:p>
          </table:table-cell>
          <table:table-cell table:style-name="ce2" table:formula="of:=COM.MICROSOFT.XLOOKUP([.A5]; [$Geraete.$A$2:.$A$100]; [$Geraete.$C$2:.$C$100])" office:value-type="string" office:string-value="Canon Pixma" calcext:value-type="string">
            <text:p>Canon Pixma</text:p>
          </table:table-cell>
          <table:table-cell table:formula="of:=COM.MICROSOFT.XLOOKUP([.A5]; [$Geraete.$A$2:.$A$100]; [$Geraete.$D$2:.$D$100])" office:value-type="string" office:string-value="30.03.2023" calcext:value-type="string">
            <text:p>30.03.2023</text:p>
          </table:table-cell>
          <table:table-cell table:formula="of:=COM.MICROSOFT.XLOOKUP([.A5]; [$Geraete.$A$2:.$A$100]; [$Geraete.$E$2:.$E$100])" office:value-type="string" office:string-value="1501.06" calcext:value-type="string">
            <text:p>1501.06</text:p>
          </table:table-cell>
          <table:table-cell table:style-name="ce2" table:formula="of:=COM.MICROSOFT.XLOOKUP([.A5]; [$Geraete.$A$2:.$A$100]; [$Geraete.$F$2:.$F$100])" office:value-type="string" office:string-value="Berlin" calcext:value-type="string">
            <text:p>Berlin</text:p>
          </table:table-cell>
          <table:table-cell table:formula="of:=COM.MICROSOFT.XLOOKUP([.B5]; [$Mitarbeiter.$A$2:.$A$100]; [$Mitarbeiter.$B$2:.$B$100])" office:value-type="string" office:string-value="Carolin Hande" calcext:value-type="string">
            <text:p>Carolin Hande</text:p>
          </table:table-cell>
          <table:table-cell table:formula="of:=COM.MICROSOFT.XLOOKUP([.B5]; [$Mitarbeiter.$A$2:.$A$100]; [$Mitarbeiter.$C$2:.$C$100])" office:value-type="string" office:string-value="IT" calcext:value-type="string">
            <text:p>IT</text:p>
          </table:table-cell>
          <table:table-cell table:formula="of:=COM.MICROSOFT.XLOOKUP([.B5]; [$Mitarbeiter.$A$2:.$A$100]; [$Mitarbeiter.$D$2:.$D$100]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06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31.05.2025</text:p>
          </table:table-cell>
          <table:table-cell office:value-type="string" calcext:value-type="string">
            <text:p>10.06.2025</text:p>
          </table:table-cell>
          <table:table-cell table:style-name="ce2" table:formula="of:=COM.MICROSOFT.XLOOKUP([.A6]; [$Geraete.$A$2:.$A$100]; [$Geraete.$B$2:.$B$100])" office:value-type="string" office:string-value="Smartphone" calcext:value-type="string">
            <text:p>Smartphone</text:p>
          </table:table-cell>
          <table:table-cell table:style-name="ce2" table:formula="of:=COM.MICROSOFT.XLOOKUP([.A6]; [$Geraete.$A$2:.$A$100]; [$Geraete.$C$2:.$C$100])" office:value-type="string" office:string-value="Samsung S21" calcext:value-type="string">
            <text:p>Samsung S21</text:p>
          </table:table-cell>
          <table:table-cell table:formula="of:=COM.MICROSOFT.XLOOKUP([.A6]; [$Geraete.$A$2:.$A$100]; [$Geraete.$D$2:.$D$100])" office:value-type="string" office:string-value="01.01.2024" calcext:value-type="string">
            <text:p>01.01.2024</text:p>
          </table:table-cell>
          <table:table-cell table:formula="of:=COM.MICROSOFT.XLOOKUP([.A6]; [$Geraete.$A$2:.$A$100]; [$Geraete.$E$2:.$E$100])" office:value-type="string" office:string-value="1257.96" calcext:value-type="string">
            <text:p>1257.96</text:p>
          </table:table-cell>
          <table:table-cell table:style-name="ce2" table:formula="of:=COM.MICROSOFT.XLOOKUP([.A6]; [$Geraete.$A$2:.$A$100]; [$Geraete.$F$2:.$F$100])" office:value-type="string" office:string-value="München" calcext:value-type="string">
            <text:p>München</text:p>
          </table:table-cell>
          <table:table-cell table:formula="of:=COM.MICROSOFT.XLOOKUP([.B6]; [$Mitarbeiter.$A$2:.$A$100]; [$Mitarbeiter.$B$2:.$B$100])" office:value-type="string" office:string-value="Ariane Klemt-Kaul" calcext:value-type="string">
            <text:p>Ariane Klemt-Kaul</text:p>
          </table:table-cell>
          <table:table-cell table:formula="of:=COM.MICROSOFT.XLOOKUP([.B6]; [$Mitarbeiter.$A$2:.$A$100]; [$Mitarbeiter.$C$2:.$C$100])" office:value-type="string" office:string-value="IT" calcext:value-type="string">
            <text:p>IT</text:p>
          </table:table-cell>
          <table:table-cell table:formula="of:=COM.MICROSOFT.XLOOKUP([.B6]; [$Mitarbeiter.$A$2:.$A$100]; [$Mitarbeiter.$D$2:.$D$100])" office:value-type="string" office:string-value="München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07.04.2024</text:p>
          </table:table-cell>
          <table:table-cell/>
          <table:table-cell table:style-name="ce2" table:formula="of:=COM.MICROSOFT.XLOOKUP([.A7]; [$Geraete.$A$2:.$A$100]; [$Geraete.$B$2:.$B$100])" office:value-type="string" office:string-value="Drucker" calcext:value-type="string">
            <text:p>Drucker</text:p>
          </table:table-cell>
          <table:table-cell table:style-name="ce2" table:formula="of:=COM.MICROSOFT.XLOOKUP([.A7]; [$Geraete.$A$2:.$A$100]; [$Geraete.$C$2:.$C$100])" office:value-type="string" office:string-value="Canon Pixma" calcext:value-type="string">
            <text:p>Canon Pixma</text:p>
          </table:table-cell>
          <table:table-cell table:formula="of:=COM.MICROSOFT.XLOOKUP([.A7]; [$Geraete.$A$2:.$A$100]; [$Geraete.$D$2:.$D$100])" office:value-type="string" office:string-value="03.11.2021" calcext:value-type="string">
            <text:p>03.11.2021</text:p>
          </table:table-cell>
          <table:table-cell table:formula="of:=COM.MICROSOFT.XLOOKUP([.A7]; [$Geraete.$A$2:.$A$100]; [$Geraete.$E$2:.$E$100])" office:value-type="string" office:string-value="823.23" calcext:value-type="string">
            <text:p>823.23</text:p>
          </table:table-cell>
          <table:table-cell table:style-name="ce2" table:formula="of:=COM.MICROSOFT.XLOOKUP([.A7]; [$Geraete.$A$2:.$A$100]; [$Geraete.$F$2:.$F$100])" office:value-type="string" office:string-value="Berlin" calcext:value-type="string">
            <text:p>Berlin</text:p>
          </table:table-cell>
          <table:table-cell table:formula="of:=COM.MICROSOFT.XLOOKUP([.B7]; [$Mitarbeiter.$A$2:.$A$100]; [$Mitarbeiter.$B$2:.$B$100])" office:value-type="string" office:string-value="Univ.Prof. Heimo Karge" calcext:value-type="string">
            <text:p>Univ.Prof. Heimo Karge</text:p>
          </table:table-cell>
          <table:table-cell table:formula="of:=COM.MICROSOFT.XLOOKUP([.B7]; [$Mitarbeiter.$A$2:.$A$100]; [$Mitarbeiter.$C$2:.$C$100])" office:value-type="string" office:string-value="Marketing" calcext:value-type="string">
            <text:p>Marketing</text:p>
          </table:table-cell>
          <table:table-cell table:formula="of:=COM.MICROSOFT.XLOOKUP([.B7]; [$Mitarbeiter.$A$2:.$A$100]; [$Mitarbeiter.$D$2:.$D$100]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09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12.07.2025</text:p>
          </table:table-cell>
          <table:table-cell office:value-type="string" calcext:value-type="string">
            <text:p>15.07.2025</text:p>
          </table:table-cell>
          <table:table-cell table:style-name="ce2" table:formula="of:=COM.MICROSOFT.XLOOKUP([.A8]; [$Geraete.$A$2:.$A$100]; [$Geraete.$B$2:.$B$100])" office:value-type="string" office:string-value="Laptop" calcext:value-type="string">
            <text:p>Laptop</text:p>
          </table:table-cell>
          <table:table-cell table:style-name="ce2" table:formula="of:=COM.MICROSOFT.XLOOKUP([.A8]; [$Geraete.$A$2:.$A$100]; [$Geraete.$C$2:.$C$100])" office:value-type="string" office:string-value="Dell XPS" calcext:value-type="string">
            <text:p>Dell XPS</text:p>
          </table:table-cell>
          <table:table-cell table:formula="of:=COM.MICROSOFT.XLOOKUP([.A8]; [$Geraete.$A$2:.$A$100]; [$Geraete.$D$2:.$D$100])" office:value-type="string" office:string-value="10.04.2023" calcext:value-type="string">
            <text:p>10.04.2023</text:p>
          </table:table-cell>
          <table:table-cell table:formula="of:=COM.MICROSOFT.XLOOKUP([.A8]; [$Geraete.$A$2:.$A$100]; [$Geraete.$E$2:.$E$100])" office:value-type="string" office:string-value="1458.02" calcext:value-type="string">
            <text:p>1458.02</text:p>
          </table:table-cell>
          <table:table-cell table:style-name="ce2" table:formula="of:=COM.MICROSOFT.XLOOKUP([.A8]; [$Geraete.$A$2:.$A$100]; [$Geraete.$F$2:.$F$100])" office:value-type="string" office:string-value="München" calcext:value-type="string">
            <text:p>München</text:p>
          </table:table-cell>
          <table:table-cell table:formula="of:=COM.MICROSOFT.XLOOKUP([.B8]; [$Mitarbeiter.$A$2:.$A$100]; [$Mitarbeiter.$B$2:.$B$100])" office:value-type="string" office:string-value="Auguste Davids" calcext:value-type="string">
            <text:p>Auguste Davids</text:p>
          </table:table-cell>
          <table:table-cell table:formula="of:=COM.MICROSOFT.XLOOKUP([.B8]; [$Mitarbeiter.$A$2:.$A$100]; [$Mitarbeiter.$C$2:.$C$100])" office:value-type="string" office:string-value="IT" calcext:value-type="string">
            <text:p>IT</text:p>
          </table:table-cell>
          <table:table-cell table:formula="of:=COM.MICROSOFT.XLOOKUP([.B8]; [$Mitarbeiter.$A$2:.$A$100]; [$Mitarbeiter.$D$2:.$D$100]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1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29.06.2025</text:p>
          </table:table-cell>
          <table:table-cell office:value-type="string" calcext:value-type="string">
            <text:p>29.08.2025</text:p>
          </table:table-cell>
          <table:table-cell table:style-name="ce2" table:formula="of:=COM.MICROSOFT.XLOOKUP([.A9]; [$Geraete.$A$2:.$A$100]; [$Geraete.$B$2:.$B$100])" office:value-type="string" office:string-value="Drucker" calcext:value-type="string">
            <text:p>Drucker</text:p>
          </table:table-cell>
          <table:table-cell table:style-name="ce2" table:formula="of:=COM.MICROSOFT.XLOOKUP([.A9]; [$Geraete.$A$2:.$A$100]; [$Geraete.$C$2:.$C$100])" office:value-type="string" office:string-value="Brother HL" calcext:value-type="string">
            <text:p>Brother HL</text:p>
          </table:table-cell>
          <table:table-cell table:formula="of:=COM.MICROSOFT.XLOOKUP([.A9]; [$Geraete.$A$2:.$A$100]; [$Geraete.$D$2:.$D$100])" office:value-type="string" office:string-value="09.09.2025" calcext:value-type="string">
            <text:p>09.09.2025</text:p>
          </table:table-cell>
          <table:table-cell table:formula="of:=COM.MICROSOFT.XLOOKUP([.A9]; [$Geraete.$A$2:.$A$100]; [$Geraete.$E$2:.$E$100])" office:value-type="string" office:string-value="1417.1" calcext:value-type="string">
            <text:p>1417.1</text:p>
          </table:table-cell>
          <table:table-cell table:style-name="ce2" table:formula="of:=COM.MICROSOFT.XLOOKUP([.A9]; [$Geraete.$A$2:.$A$100]; [$Geraete.$F$2:.$F$100])" office:value-type="string" office:string-value="München" calcext:value-type="string">
            <text:p>München</text:p>
          </table:table-cell>
          <table:table-cell table:formula="of:=COM.MICROSOFT.XLOOKUP([.B9]; [$Mitarbeiter.$A$2:.$A$100]; [$Mitarbeiter.$B$2:.$B$100])" office:value-type="string" office:string-value="Alexandre Davids" calcext:value-type="string">
            <text:p>Alexandre Davids</text:p>
          </table:table-cell>
          <table:table-cell table:formula="of:=COM.MICROSOFT.XLOOKUP([.B9]; [$Mitarbeiter.$A$2:.$A$100]; [$Mitarbeiter.$C$2:.$C$100])" office:value-type="string" office:string-value="Vertrieb" calcext:value-type="string">
            <text:p>Vertrieb</text:p>
          </table:table-cell>
          <table:table-cell table:formula="of:=COM.MICROSOFT.XLOOKUP([.B9]; [$Mitarbeiter.$A$2:.$A$100]; [$Mitarbeiter.$D$2:.$D$100]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28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19.08.2024</text:p>
          </table:table-cell>
          <table:table-cell/>
          <table:table-cell table:style-name="ce2" table:formula="of:=COM.MICROSOFT.XLOOKUP([.A10]; [$Geraete.$A$2:.$A$100]; [$Geraete.$B$2:.$B$100])" office:value-type="string" office:string-value="Beamer" calcext:value-type="string">
            <text:p>Beamer</text:p>
          </table:table-cell>
          <table:table-cell table:style-name="ce2" table:formula="of:=COM.MICROSOFT.XLOOKUP([.A10]; [$Geraete.$A$2:.$A$100]; [$Geraete.$C$2:.$C$100])" office:value-type="string" office:string-value="Epson EB" calcext:value-type="string">
            <text:p>Epson EB</text:p>
          </table:table-cell>
          <table:table-cell table:formula="of:=COM.MICROSOFT.XLOOKUP([.A10]; [$Geraete.$A$2:.$A$100]; [$Geraete.$D$2:.$D$100])" office:value-type="string" office:string-value="19.01.2023" calcext:value-type="string">
            <text:p>19.01.2023</text:p>
          </table:table-cell>
          <table:table-cell table:formula="of:=COM.MICROSOFT.XLOOKUP([.A10]; [$Geraete.$A$2:.$A$100]; [$Geraete.$E$2:.$E$100])" office:value-type="string" office:string-value="1246.58" calcext:value-type="string">
            <text:p>1246.58</text:p>
          </table:table-cell>
          <table:table-cell table:style-name="ce2" table:formula="of:=COM.MICROSOFT.XLOOKUP([.A10]; [$Geraete.$A$2:.$A$100]; [$Geraete.$F$2:.$F$100])" office:value-type="string" office:string-value="Hamburg" calcext:value-type="string">
            <text:p>Hamburg</text:p>
          </table:table-cell>
          <table:table-cell table:formula="of:=COM.MICROSOFT.XLOOKUP([.B10]; [$Mitarbeiter.$A$2:.$A$100]; [$Mitarbeiter.$B$2:.$B$100])" office:value-type="string" office:string-value="Klemens Löffler" calcext:value-type="string">
            <text:p>Klemens Löffler</text:p>
          </table:table-cell>
          <table:table-cell table:formula="of:=COM.MICROSOFT.XLOOKUP([.B10]; [$Mitarbeiter.$A$2:.$A$100]; [$Mitarbeiter.$C$2:.$C$100])" office:value-type="string" office:string-value="Vertrieb" calcext:value-type="string">
            <text:p>Vertrieb</text:p>
          </table:table-cell>
          <table:table-cell table:formula="of:=COM.MICROSOFT.XLOOKUP([.B10]; [$Mitarbeiter.$A$2:.$A$100]; [$Mitarbeiter.$D$2:.$D$100]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13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07.05.2024</text:p>
          </table:table-cell>
          <table:table-cell office:value-type="string" calcext:value-type="string">
            <text:p>27.06.2024</text:p>
          </table:table-cell>
          <table:table-cell table:style-name="ce2" table:formula="of:=COM.MICROSOFT.XLOOKUP([.A11]; [$Geraete.$A$2:.$A$100]; [$Geraete.$B$2:.$B$100])" office:value-type="string" office:string-value="Drucker" calcext:value-type="string">
            <text:p>Drucker</text:p>
          </table:table-cell>
          <table:table-cell table:style-name="ce2" table:formula="of:=COM.MICROSOFT.XLOOKUP([.A11]; [$Geraete.$A$2:.$A$100]; [$Geraete.$C$2:.$C$100])" office:value-type="string" office:string-value="Canon Pixma" calcext:value-type="string">
            <text:p>Canon Pixma</text:p>
          </table:table-cell>
          <table:table-cell table:formula="of:=COM.MICROSOFT.XLOOKUP([.A11]; [$Geraete.$A$2:.$A$100]; [$Geraete.$D$2:.$D$100])" office:value-type="string" office:string-value="16.05.2021" calcext:value-type="string">
            <text:p>16.05.2021</text:p>
          </table:table-cell>
          <table:table-cell table:formula="of:=COM.MICROSOFT.XLOOKUP([.A11]; [$Geraete.$A$2:.$A$100]; [$Geraete.$E$2:.$E$100])" office:value-type="string" office:string-value="1898.65" calcext:value-type="string">
            <text:p>1898.65</text:p>
          </table:table-cell>
          <table:table-cell table:style-name="ce2" table:formula="of:=COM.MICROSOFT.XLOOKUP([.A11]; [$Geraete.$A$2:.$A$100]; [$Geraete.$F$2:.$F$100])" office:value-type="string" office:string-value="Hamburg" calcext:value-type="string">
            <text:p>Hamburg</text:p>
          </table:table-cell>
          <table:table-cell table:formula="of:=COM.MICROSOFT.XLOOKUP([.B11]; [$Mitarbeiter.$A$2:.$A$100]; [$Mitarbeiter.$B$2:.$B$100])" office:value-type="string" office:string-value="Ariane Klemt-Kaul" calcext:value-type="string">
            <text:p>Ariane Klemt-Kaul</text:p>
          </table:table-cell>
          <table:table-cell table:formula="of:=COM.MICROSOFT.XLOOKUP([.B11]; [$Mitarbeiter.$A$2:.$A$100]; [$Mitarbeiter.$C$2:.$C$100])" office:value-type="string" office:string-value="IT" calcext:value-type="string">
            <text:p>IT</text:p>
          </table:table-cell>
          <table:table-cell table:formula="of:=COM.MICROSOFT.XLOOKUP([.B11]; [$Mitarbeiter.$A$2:.$A$100]; [$Mitarbeiter.$D$2:.$D$100])" office:value-type="string" office:string-value="München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24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24.03.2024</text:p>
          </table:table-cell>
          <table:table-cell/>
          <table:table-cell table:style-name="ce2" table:formula="of:=COM.MICROSOFT.XLOOKUP([.A12]; [$Geraete.$A$2:.$A$100]; [$Geraete.$B$2:.$B$100])" office:value-type="string" office:string-value="Monitor" calcext:value-type="string">
            <text:p>Monitor</text:p>
          </table:table-cell>
          <table:table-cell table:style-name="ce2" table:formula="of:=COM.MICROSOFT.XLOOKUP([.A12]; [$Geraete.$A$2:.$A$100]; [$Geraete.$C$2:.$C$100])" office:value-type="string" office:string-value="Dell UltraSharp" calcext:value-type="string">
            <text:p>Dell UltraSharp</text:p>
          </table:table-cell>
          <table:table-cell table:formula="of:=COM.MICROSOFT.XLOOKUP([.A12]; [$Geraete.$A$2:.$A$100]; [$Geraete.$D$2:.$D$100])" office:value-type="string" office:string-value="01.03.2022" calcext:value-type="string">
            <text:p>01.03.2022</text:p>
          </table:table-cell>
          <table:table-cell table:formula="of:=COM.MICROSOFT.XLOOKUP([.A12]; [$Geraete.$A$2:.$A$100]; [$Geraete.$E$2:.$E$100])" office:value-type="string" office:string-value="750.91" calcext:value-type="string">
            <text:p>750.91</text:p>
          </table:table-cell>
          <table:table-cell table:style-name="ce2" table:formula="of:=COM.MICROSOFT.XLOOKUP([.A12]; [$Geraete.$A$2:.$A$100]; [$Geraete.$F$2:.$F$100])" office:value-type="string" office:string-value="Berlin" calcext:value-type="string">
            <text:p>Berlin</text:p>
          </table:table-cell>
          <table:table-cell table:formula="of:=COM.MICROSOFT.XLOOKUP([.B12]; [$Mitarbeiter.$A$2:.$A$100]; [$Mitarbeiter.$B$2:.$B$100])" office:value-type="string" office:string-value="Dipl.-Ing. Klaus-Werner Holsten B.Sc." calcext:value-type="string">
            <text:p>Dipl.-Ing. Klaus-Werner Holsten B.Sc.</text:p>
          </table:table-cell>
          <table:table-cell table:formula="of:=COM.MICROSOFT.XLOOKUP([.B12]; [$Mitarbeiter.$A$2:.$A$100]; [$Mitarbeiter.$C$2:.$C$100])" office:value-type="string" office:string-value="IT" calcext:value-type="string">
            <text:p>IT</text:p>
          </table:table-cell>
          <table:table-cell table:formula="of:=COM.MICROSOFT.XLOOKUP([.B12]; [$Mitarbeiter.$A$2:.$A$100]; [$Mitarbeiter.$D$2:.$D$100]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9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1.09.2025</text:p>
          </table:table-cell>
          <table:table-cell office:value-type="string" calcext:value-type="string">
            <text:p>04.10.2025</text:p>
          </table:table-cell>
          <table:table-cell table:style-name="ce2" table:formula="of:=COM.MICROSOFT.XLOOKUP([.A13]; [$Geraete.$A$2:.$A$100]; [$Geraete.$B$2:.$B$100])" office:value-type="string" office:string-value="Laptop" calcext:value-type="string">
            <text:p>Laptop</text:p>
          </table:table-cell>
          <table:table-cell table:style-name="ce2" table:formula="of:=COM.MICROSOFT.XLOOKUP([.A13]; [$Geraete.$A$2:.$A$100]; [$Geraete.$C$2:.$C$100])" office:value-type="string" office:string-value="Lenovo ThinkPad" calcext:value-type="string">
            <text:p>Lenovo ThinkPad</text:p>
          </table:table-cell>
          <table:table-cell table:formula="of:=COM.MICROSOFT.XLOOKUP([.A13]; [$Geraete.$A$2:.$A$100]; [$Geraete.$D$2:.$D$100])" office:value-type="string" office:string-value="21.05.2021" calcext:value-type="string">
            <text:p>21.05.2021</text:p>
          </table:table-cell>
          <table:table-cell table:formula="of:=COM.MICROSOFT.XLOOKUP([.A13]; [$Geraete.$A$2:.$A$100]; [$Geraete.$E$2:.$E$100])" office:value-type="string" office:string-value="1553.15" calcext:value-type="string">
            <text:p>1553.15</text:p>
          </table:table-cell>
          <table:table-cell table:style-name="ce2" table:formula="of:=COM.MICROSOFT.XLOOKUP([.A13]; [$Geraete.$A$2:.$A$100]; [$Geraete.$F$2:.$F$100])" office:value-type="string" office:string-value="Hamburg" calcext:value-type="string">
            <text:p>Hamburg</text:p>
          </table:table-cell>
          <table:table-cell table:formula="of:=COM.MICROSOFT.XLOOKUP([.B13]; [$Mitarbeiter.$A$2:.$A$100]; [$Mitarbeiter.$B$2:.$B$100])" office:value-type="string" office:string-value="Eleni Hauffer" calcext:value-type="string">
            <text:p>Eleni Hauffer</text:p>
          </table:table-cell>
          <table:table-cell table:formula="of:=COM.MICROSOFT.XLOOKUP([.B13]; [$Mitarbeiter.$A$2:.$A$100]; [$Mitarbeiter.$C$2:.$C$100])" office:value-type="string" office:string-value="IT" calcext:value-type="string">
            <text:p>IT</text:p>
          </table:table-cell>
          <table:table-cell table:formula="of:=COM.MICROSOFT.XLOOKUP([.B13]; [$Mitarbeiter.$A$2:.$A$100]; [$Mitarbeiter.$D$2:.$D$100]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23.08.2025</text:p>
          </table:table-cell>
          <table:table-cell office:value-type="string" calcext:value-type="string">
            <text:p>22.09.2025</text:p>
          </table:table-cell>
          <table:table-cell table:style-name="ce2" table:formula="of:=COM.MICROSOFT.XLOOKUP([.A14]; [$Geraete.$A$2:.$A$100]; [$Geraete.$B$2:.$B$100])" office:value-type="string" office:string-value="Drucker" calcext:value-type="string">
            <text:p>Drucker</text:p>
          </table:table-cell>
          <table:table-cell table:style-name="ce2" table:formula="of:=COM.MICROSOFT.XLOOKUP([.A14]; [$Geraete.$A$2:.$A$100]; [$Geraete.$C$2:.$C$100])" office:value-type="string" office:string-value="Canon Pixma" calcext:value-type="string">
            <text:p>Canon Pixma</text:p>
          </table:table-cell>
          <table:table-cell table:formula="of:=COM.MICROSOFT.XLOOKUP([.A14]; [$Geraete.$A$2:.$A$100]; [$Geraete.$D$2:.$D$100])" office:value-type="string" office:string-value="03.11.2021" calcext:value-type="string">
            <text:p>03.11.2021</text:p>
          </table:table-cell>
          <table:table-cell table:formula="of:=COM.MICROSOFT.XLOOKUP([.A14]; [$Geraete.$A$2:.$A$100]; [$Geraete.$E$2:.$E$100])" office:value-type="string" office:string-value="823.23" calcext:value-type="string">
            <text:p>823.23</text:p>
          </table:table-cell>
          <table:table-cell table:style-name="ce2" table:formula="of:=COM.MICROSOFT.XLOOKUP([.A14]; [$Geraete.$A$2:.$A$100]; [$Geraete.$F$2:.$F$100])" office:value-type="string" office:string-value="Berlin" calcext:value-type="string">
            <text:p>Berlin</text:p>
          </table:table-cell>
          <table:table-cell table:formula="of:=COM.MICROSOFT.XLOOKUP([.B14]; [$Mitarbeiter.$A$2:.$A$100]; [$Mitarbeiter.$B$2:.$B$100])" office:value-type="string" office:string-value="Eric Patberg B.Sc." calcext:value-type="string">
            <text:p>Eric Patberg B.Sc.</text:p>
          </table:table-cell>
          <table:table-cell table:formula="of:=COM.MICROSOFT.XLOOKUP([.B14]; [$Mitarbeiter.$A$2:.$A$100]; [$Mitarbeiter.$C$2:.$C$100])" office:value-type="string" office:string-value="Vertrieb" calcext:value-type="string">
            <text:p>Vertrieb</text:p>
          </table:table-cell>
          <table:table-cell table:formula="of:=COM.MICROSOFT.XLOOKUP([.B14]; [$Mitarbeiter.$A$2:.$A$100]; [$Mitarbeiter.$D$2:.$D$100]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1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26.03.2024</text:p>
          </table:table-cell>
          <table:table-cell office:value-type="string" calcext:value-type="string">
            <text:p>17.08.2025</text:p>
          </table:table-cell>
          <table:table-cell table:style-name="ce2" table:formula="of:=COM.MICROSOFT.XLOOKUP([.A15]; [$Geraete.$A$2:.$A$100]; [$Geraete.$B$2:.$B$100])" office:value-type="string" office:string-value="Smartphone" calcext:value-type="string">
            <text:p>Smartphone</text:p>
          </table:table-cell>
          <table:table-cell table:style-name="ce2" table:formula="of:=COM.MICROSOFT.XLOOKUP([.A15]; [$Geraete.$A$2:.$A$100]; [$Geraete.$C$2:.$C$100])" office:value-type="string" office:string-value="iPhone 13" calcext:value-type="string">
            <text:p>iPhone 13</text:p>
          </table:table-cell>
          <table:table-cell table:formula="of:=COM.MICROSOFT.XLOOKUP([.A15]; [$Geraete.$A$2:.$A$100]; [$Geraete.$D$2:.$D$100])" office:value-type="string" office:string-value="20.09.2022" calcext:value-type="string">
            <text:p>20.09.2022</text:p>
          </table:table-cell>
          <table:table-cell table:formula="of:=COM.MICROSOFT.XLOOKUP([.A15]; [$Geraete.$A$2:.$A$100]; [$Geraete.$E$2:.$E$100])" office:value-type="string" office:string-value="661.44" calcext:value-type="string">
            <text:p>661.44</text:p>
          </table:table-cell>
          <table:table-cell table:style-name="ce2" table:formula="of:=COM.MICROSOFT.XLOOKUP([.A15]; [$Geraete.$A$2:.$A$100]; [$Geraete.$F$2:.$F$100])" office:value-type="string" office:string-value="München" calcext:value-type="string">
            <text:p>München</text:p>
          </table:table-cell>
          <table:table-cell table:formula="of:=COM.MICROSOFT.XLOOKUP([.B15]; [$Mitarbeiter.$A$2:.$A$100]; [$Mitarbeiter.$B$2:.$B$100])" office:value-type="string" office:string-value="Carolin Hande" calcext:value-type="string">
            <text:p>Carolin Hande</text:p>
          </table:table-cell>
          <table:table-cell table:formula="of:=COM.MICROSOFT.XLOOKUP([.B15]; [$Mitarbeiter.$A$2:.$A$100]; [$Mitarbeiter.$C$2:.$C$100])" office:value-type="string" office:string-value="IT" calcext:value-type="string">
            <text:p>IT</text:p>
          </table:table-cell>
          <table:table-cell table:formula="of:=COM.MICROSOFT.XLOOKUP([.B15]; [$Mitarbeiter.$A$2:.$A$100]; [$Mitarbeiter.$D$2:.$D$100]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03.11.2024</text:p>
          </table:table-cell>
          <table:table-cell/>
          <table:table-cell table:style-name="ce2" table:formula="of:=COM.MICROSOFT.XLOOKUP([.A16]; [$Geraete.$A$2:.$A$100]; [$Geraete.$B$2:.$B$100])" office:value-type="string" office:string-value="Drucker" calcext:value-type="string">
            <text:p>Drucker</text:p>
          </table:table-cell>
          <table:table-cell table:style-name="ce2" table:formula="of:=COM.MICROSOFT.XLOOKUP([.A16]; [$Geraete.$A$2:.$A$100]; [$Geraete.$C$2:.$C$100])" office:value-type="string" office:string-value="Canon Pixma" calcext:value-type="string">
            <text:p>Canon Pixma</text:p>
          </table:table-cell>
          <table:table-cell table:formula="of:=COM.MICROSOFT.XLOOKUP([.A16]; [$Geraete.$A$2:.$A$100]; [$Geraete.$D$2:.$D$100])" office:value-type="string" office:string-value="03.11.2021" calcext:value-type="string">
            <text:p>03.11.2021</text:p>
          </table:table-cell>
          <table:table-cell table:formula="of:=COM.MICROSOFT.XLOOKUP([.A16]; [$Geraete.$A$2:.$A$100]; [$Geraete.$E$2:.$E$100])" office:value-type="string" office:string-value="823.23" calcext:value-type="string">
            <text:p>823.23</text:p>
          </table:table-cell>
          <table:table-cell table:style-name="ce2" table:formula="of:=COM.MICROSOFT.XLOOKUP([.A16]; [$Geraete.$A$2:.$A$100]; [$Geraete.$F$2:.$F$100])" office:value-type="string" office:string-value="Berlin" calcext:value-type="string">
            <text:p>Berlin</text:p>
          </table:table-cell>
          <table:table-cell table:formula="of:=COM.MICROSOFT.XLOOKUP([.B16]; [$Mitarbeiter.$A$2:.$A$100]; [$Mitarbeiter.$B$2:.$B$100])" office:value-type="string" office:string-value="Ariane Klemt-Kaul" calcext:value-type="string">
            <text:p>Ariane Klemt-Kaul</text:p>
          </table:table-cell>
          <table:table-cell table:formula="of:=COM.MICROSOFT.XLOOKUP([.B16]; [$Mitarbeiter.$A$2:.$A$100]; [$Mitarbeiter.$C$2:.$C$100])" office:value-type="string" office:string-value="IT" calcext:value-type="string">
            <text:p>IT</text:p>
          </table:table-cell>
          <table:table-cell table:formula="of:=COM.MICROSOFT.XLOOKUP([.B16]; [$Mitarbeiter.$A$2:.$A$100]; [$Mitarbeiter.$D$2:.$D$100])" office:value-type="string" office:string-value="München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15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15.08.2024</text:p>
          </table:table-cell>
          <table:table-cell/>
          <table:table-cell table:style-name="ce2" table:formula="of:=COM.MICROSOFT.XLOOKUP([.A17]; [$Geraete.$A$2:.$A$100]; [$Geraete.$B$2:.$B$100])" office:value-type="string" office:string-value="Smartphone" calcext:value-type="string">
            <text:p>Smartphone</text:p>
          </table:table-cell>
          <table:table-cell table:style-name="ce2" table:formula="of:=COM.MICROSOFT.XLOOKUP([.A17]; [$Geraete.$A$2:.$A$100]; [$Geraete.$C$2:.$C$100])" office:value-type="string" office:string-value="iPhone 13" calcext:value-type="string">
            <text:p>iPhone 13</text:p>
          </table:table-cell>
          <table:table-cell table:formula="of:=COM.MICROSOFT.XLOOKUP([.A17]; [$Geraete.$A$2:.$A$100]; [$Geraete.$D$2:.$D$100])" office:value-type="string" office:string-value="20.09.2022" calcext:value-type="string">
            <text:p>20.09.2022</text:p>
          </table:table-cell>
          <table:table-cell table:formula="of:=COM.MICROSOFT.XLOOKUP([.A17]; [$Geraete.$A$2:.$A$100]; [$Geraete.$E$2:.$E$100])" office:value-type="string" office:string-value="661.44" calcext:value-type="string">
            <text:p>661.44</text:p>
          </table:table-cell>
          <table:table-cell table:style-name="ce2" table:formula="of:=COM.MICROSOFT.XLOOKUP([.A17]; [$Geraete.$A$2:.$A$100]; [$Geraete.$F$2:.$F$100])" office:value-type="string" office:string-value="München" calcext:value-type="string">
            <text:p>München</text:p>
          </table:table-cell>
          <table:table-cell table:formula="of:=COM.MICROSOFT.XLOOKUP([.B17]; [$Mitarbeiter.$A$2:.$A$100]; [$Mitarbeiter.$B$2:.$B$100])" office:value-type="string" office:string-value="Eleni Hauffer" calcext:value-type="string">
            <text:p>Eleni Hauffer</text:p>
          </table:table-cell>
          <table:table-cell table:formula="of:=COM.MICROSOFT.XLOOKUP([.B17]; [$Mitarbeiter.$A$2:.$A$100]; [$Mitarbeiter.$C$2:.$C$100])" office:value-type="string" office:string-value="IT" calcext:value-type="string">
            <text:p>IT</text:p>
          </table:table-cell>
          <table:table-cell table:formula="of:=COM.MICROSOFT.XLOOKUP([.B17]; [$Mitarbeiter.$A$2:.$A$100]; [$Mitarbeiter.$D$2:.$D$100]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2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0.08.2025</text:p>
          </table:table-cell>
          <table:table-cell office:value-type="string" calcext:value-type="string">
            <text:p>30.09.2025</text:p>
          </table:table-cell>
          <table:table-cell table:style-name="ce2" table:formula="of:=COM.MICROSOFT.XLOOKUP([.A18]; [$Geraete.$A$2:.$A$100]; [$Geraete.$B$2:.$B$100])" office:value-type="string" office:string-value="Tablet" calcext:value-type="string">
            <text:p>Tablet</text:p>
          </table:table-cell>
          <table:table-cell table:style-name="ce2" table:formula="of:=COM.MICROSOFT.XLOOKUP([.A18]; [$Geraete.$A$2:.$A$100]; [$Geraete.$C$2:.$C$100])" office:value-type="string" office:string-value="iPad" calcext:value-type="string">
            <text:p>iPad</text:p>
          </table:table-cell>
          <table:table-cell table:formula="of:=COM.MICROSOFT.XLOOKUP([.A18]; [$Geraete.$A$2:.$A$100]; [$Geraete.$D$2:.$D$100])" office:value-type="string" office:string-value="20.08.2024" calcext:value-type="string">
            <text:p>20.08.2024</text:p>
          </table:table-cell>
          <table:table-cell table:formula="of:=COM.MICROSOFT.XLOOKUP([.A18]; [$Geraete.$A$2:.$A$100]; [$Geraete.$E$2:.$E$100])" office:value-type="string" office:string-value="1591.98" calcext:value-type="string">
            <text:p>1591.98</text:p>
          </table:table-cell>
          <table:table-cell table:style-name="ce2" table:formula="of:=COM.MICROSOFT.XLOOKUP([.A18]; [$Geraete.$A$2:.$A$100]; [$Geraete.$F$2:.$F$100])" office:value-type="string" office:string-value="Hamburg" calcext:value-type="string">
            <text:p>Hamburg</text:p>
          </table:table-cell>
          <table:table-cell table:formula="of:=COM.MICROSOFT.XLOOKUP([.B18]; [$Mitarbeiter.$A$2:.$A$100]; [$Mitarbeiter.$B$2:.$B$100])" office:value-type="string" office:string-value="Eleni Hauffer" calcext:value-type="string">
            <text:p>Eleni Hauffer</text:p>
          </table:table-cell>
          <table:table-cell table:formula="of:=COM.MICROSOFT.XLOOKUP([.B18]; [$Mitarbeiter.$A$2:.$A$100]; [$Mitarbeiter.$C$2:.$C$100])" office:value-type="string" office:string-value="IT" calcext:value-type="string">
            <text:p>IT</text:p>
          </table:table-cell>
          <table:table-cell table:formula="of:=COM.MICROSOFT.XLOOKUP([.B18]; [$Mitarbeiter.$A$2:.$A$100]; [$Mitarbeiter.$D$2:.$D$100]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18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03.10.2024</text:p>
          </table:table-cell>
          <table:table-cell office:value-type="string" calcext:value-type="string">
            <text:p>27.11.2024</text:p>
          </table:table-cell>
          <table:table-cell table:style-name="ce2" table:formula="of:=COM.MICROSOFT.XLOOKUP([.A19]; [$Geraete.$A$2:.$A$100]; [$Geraete.$B$2:.$B$100])" office:value-type="string" office:string-value="Tablet" calcext:value-type="string">
            <text:p>Tablet</text:p>
          </table:table-cell>
          <table:table-cell table:style-name="ce2" table:formula="of:=COM.MICROSOFT.XLOOKUP([.A19]; [$Geraete.$A$2:.$A$100]; [$Geraete.$C$2:.$C$100])" office:value-type="string" office:string-value="iPad" calcext:value-type="string">
            <text:p>iPad</text:p>
          </table:table-cell>
          <table:table-cell table:formula="of:=COM.MICROSOFT.XLOOKUP([.A19]; [$Geraete.$A$2:.$A$100]; [$Geraete.$D$2:.$D$100])" office:value-type="string" office:string-value="05.10.2022" calcext:value-type="string">
            <text:p>05.10.2022</text:p>
          </table:table-cell>
          <table:table-cell table:formula="of:=COM.MICROSOFT.XLOOKUP([.A19]; [$Geraete.$A$2:.$A$100]; [$Geraete.$E$2:.$E$100])" office:value-type="string" office:string-value="1688.07" calcext:value-type="string">
            <text:p>1688.07</text:p>
          </table:table-cell>
          <table:table-cell table:style-name="ce2" table:formula="of:=COM.MICROSOFT.XLOOKUP([.A19]; [$Geraete.$A$2:.$A$100]; [$Geraete.$F$2:.$F$100])" office:value-type="string" office:string-value="München" calcext:value-type="string">
            <text:p>München</text:p>
          </table:table-cell>
          <table:table-cell table:formula="of:=COM.MICROSOFT.XLOOKUP([.B19]; [$Mitarbeiter.$A$2:.$A$100]; [$Mitarbeiter.$B$2:.$B$100])" office:value-type="string" office:string-value="Auguste Davids" calcext:value-type="string">
            <text:p>Auguste Davids</text:p>
          </table:table-cell>
          <table:table-cell table:formula="of:=COM.MICROSOFT.XLOOKUP([.B19]; [$Mitarbeiter.$A$2:.$A$100]; [$Mitarbeiter.$C$2:.$C$100])" office:value-type="string" office:string-value="IT" calcext:value-type="string">
            <text:p>IT</text:p>
          </table:table-cell>
          <table:table-cell table:formula="of:=COM.MICROSOFT.XLOOKUP([.B19]; [$Mitarbeiter.$A$2:.$A$100]; [$Mitarbeiter.$D$2:.$D$100]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5.05.2024</text:p>
          </table:table-cell>
          <table:table-cell/>
          <table:table-cell table:style-name="ce2" table:formula="of:=COM.MICROSOFT.XLOOKUP([.A20]; [$Geraete.$A$2:.$A$100]; [$Geraete.$B$2:.$B$100])" office:value-type="string" office:string-value="Beamer" calcext:value-type="string">
            <text:p>Beamer</text:p>
          </table:table-cell>
          <table:table-cell table:style-name="ce2" table:formula="of:=COM.MICROSOFT.XLOOKUP([.A20]; [$Geraete.$A$2:.$A$100]; [$Geraete.$C$2:.$C$100])" office:value-type="string" office:string-value="BenQ MW550" calcext:value-type="string">
            <text:p>BenQ MW550</text:p>
          </table:table-cell>
          <table:table-cell table:formula="of:=COM.MICROSOFT.XLOOKUP([.A20]; [$Geraete.$A$2:.$A$100]; [$Geraete.$D$2:.$D$100])" office:value-type="string" office:string-value="03.01.2024" calcext:value-type="string">
            <text:p>03.01.2024</text:p>
          </table:table-cell>
          <table:table-cell table:formula="of:=COM.MICROSOFT.XLOOKUP([.A20]; [$Geraete.$A$2:.$A$100]; [$Geraete.$E$2:.$E$100])" office:value-type="string" office:string-value="644.54" calcext:value-type="string">
            <text:p>644.54</text:p>
          </table:table-cell>
          <table:table-cell table:style-name="ce2" table:formula="of:=COM.MICROSOFT.XLOOKUP([.A20]; [$Geraete.$A$2:.$A$100]; [$Geraete.$F$2:.$F$100])" office:value-type="string" office:string-value="Berlin" calcext:value-type="string">
            <text:p>Berlin</text:p>
          </table:table-cell>
          <table:table-cell table:formula="of:=COM.MICROSOFT.XLOOKUP([.B20]; [$Mitarbeiter.$A$2:.$A$100]; [$Mitarbeiter.$B$2:.$B$100])" office:value-type="string" office:string-value="Paul Dobes-Stiffel" calcext:value-type="string">
            <text:p>Paul Dobes-Stiffel</text:p>
          </table:table-cell>
          <table:table-cell table:formula="of:=COM.MICROSOFT.XLOOKUP([.B20]; [$Mitarbeiter.$A$2:.$A$100]; [$Mitarbeiter.$C$2:.$C$100])" office:value-type="string" office:string-value="Produktion" calcext:value-type="string">
            <text:p>Produktion</text:p>
          </table:table-cell>
          <table:table-cell table:formula="of:=COM.MICROSOFT.XLOOKUP([.B20]; [$Mitarbeiter.$A$2:.$A$100]; [$Mitarbeiter.$D$2:.$D$100]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3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29.01.2024</text:p>
          </table:table-cell>
          <table:table-cell/>
          <table:table-cell table:style-name="ce2" table:formula="of:=COM.MICROSOFT.XLOOKUP([.A21]; [$Geraete.$A$2:.$A$100]; [$Geraete.$B$2:.$B$100])" office:value-type="string" office:string-value="Laptop" calcext:value-type="string">
            <text:p>Laptop</text:p>
          </table:table-cell>
          <table:table-cell table:style-name="ce2" table:formula="of:=COM.MICROSOFT.XLOOKUP([.A21]; [$Geraete.$A$2:.$A$100]; [$Geraete.$C$2:.$C$100])" office:value-type="string" office:string-value="HP EliteBook" calcext:value-type="string">
            <text:p>HP EliteBook</text:p>
          </table:table-cell>
          <table:table-cell table:formula="of:=COM.MICROSOFT.XLOOKUP([.A21]; [$Geraete.$A$2:.$A$100]; [$Geraete.$D$2:.$D$100])" office:value-type="string" office:string-value="28.04.2025" calcext:value-type="string">
            <text:p>28.04.2025</text:p>
          </table:table-cell>
          <table:table-cell table:formula="of:=COM.MICROSOFT.XLOOKUP([.A21]; [$Geraete.$A$2:.$A$100]; [$Geraete.$E$2:.$E$100])" office:value-type="string" office:string-value="1095.62" calcext:value-type="string">
            <text:p>1095.62</text:p>
          </table:table-cell>
          <table:table-cell table:style-name="ce2" table:formula="of:=COM.MICROSOFT.XLOOKUP([.A21]; [$Geraete.$A$2:.$A$100]; [$Geraete.$F$2:.$F$100])" office:value-type="string" office:string-value="München" calcext:value-type="string">
            <text:p>München</text:p>
          </table:table-cell>
          <table:table-cell table:formula="of:=COM.MICROSOFT.XLOOKUP([.B21]; [$Mitarbeiter.$A$2:.$A$100]; [$Mitarbeiter.$B$2:.$B$100])" office:value-type="string" office:string-value="Klemens Löffler" calcext:value-type="string">
            <text:p>Klemens Löffler</text:p>
          </table:table-cell>
          <table:table-cell table:formula="of:=COM.MICROSOFT.XLOOKUP([.B21]; [$Mitarbeiter.$A$2:.$A$100]; [$Mitarbeiter.$C$2:.$C$100])" office:value-type="string" office:string-value="Vertrieb" calcext:value-type="string">
            <text:p>Vertrieb</text:p>
          </table:table-cell>
          <table:table-cell table:formula="of:=COM.MICROSOFT.XLOOKUP([.B21]; [$Mitarbeiter.$A$2:.$A$100]; [$Mitarbeiter.$D$2:.$D$100]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7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21.04.2024</text:p>
          </table:table-cell>
          <table:table-cell office:value-type="string" calcext:value-type="string">
            <text:p>01.07.2025</text:p>
          </table:table-cell>
          <table:table-cell table:style-name="ce2" table:formula="of:=COM.MICROSOFT.XLOOKUP([.A22]; [$Geraete.$A$2:.$A$100]; [$Geraete.$B$2:.$B$100])" office:value-type="string" office:string-value="Monitor" calcext:value-type="string">
            <text:p>Monitor</text:p>
          </table:table-cell>
          <table:table-cell table:style-name="ce2" table:formula="of:=COM.MICROSOFT.XLOOKUP([.A22]; [$Geraete.$A$2:.$A$100]; [$Geraete.$C$2:.$C$100])" office:value-type="string" office:string-value="Samsung Curved" calcext:value-type="string">
            <text:p>Samsung Curved</text:p>
          </table:table-cell>
          <table:table-cell table:formula="of:=COM.MICROSOFT.XLOOKUP([.A22]; [$Geraete.$A$2:.$A$100]; [$Geraete.$D$2:.$D$100])" office:value-type="string" office:string-value="24.07.2022" calcext:value-type="string">
            <text:p>24.07.2022</text:p>
          </table:table-cell>
          <table:table-cell table:formula="of:=COM.MICROSOFT.XLOOKUP([.A22]; [$Geraete.$A$2:.$A$100]; [$Geraete.$E$2:.$E$100])" office:value-type="string" office:string-value="501.64" calcext:value-type="string">
            <text:p>501.64</text:p>
          </table:table-cell>
          <table:table-cell table:style-name="ce2" table:formula="of:=COM.MICROSOFT.XLOOKUP([.A22]; [$Geraete.$A$2:.$A$100]; [$Geraete.$F$2:.$F$100])" office:value-type="string" office:string-value="München" calcext:value-type="string">
            <text:p>München</text:p>
          </table:table-cell>
          <table:table-cell table:formula="of:=COM.MICROSOFT.XLOOKUP([.B22]; [$Mitarbeiter.$A$2:.$A$100]; [$Mitarbeiter.$B$2:.$B$100])" office:value-type="string" office:string-value="Klemens Löffler" calcext:value-type="string">
            <text:p>Klemens Löffler</text:p>
          </table:table-cell>
          <table:table-cell table:formula="of:=COM.MICROSOFT.XLOOKUP([.B22]; [$Mitarbeiter.$A$2:.$A$100]; [$Mitarbeiter.$C$2:.$C$100])" office:value-type="string" office:string-value="Vertrieb" calcext:value-type="string">
            <text:p>Vertrieb</text:p>
          </table:table-cell>
          <table:table-cell table:formula="of:=COM.MICROSOFT.XLOOKUP([.B22]; [$Mitarbeiter.$A$2:.$A$100]; [$Mitarbeiter.$D$2:.$D$100]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8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04.12.2024</text:p>
          </table:table-cell>
          <table:table-cell office:value-type="string" calcext:value-type="string">
            <text:p>16.03.2025</text:p>
          </table:table-cell>
          <table:table-cell table:style-name="ce2" table:formula="of:=COM.MICROSOFT.XLOOKUP([.A23]; [$Geraete.$A$2:.$A$100]; [$Geraete.$B$2:.$B$100])" office:value-type="string" office:string-value="Beamer" calcext:value-type="string">
            <text:p>Beamer</text:p>
          </table:table-cell>
          <table:table-cell table:style-name="ce2" table:formula="of:=COM.MICROSOFT.XLOOKUP([.A23]; [$Geraete.$A$2:.$A$100]; [$Geraete.$C$2:.$C$100])" office:value-type="string" office:string-value="Epson EB" calcext:value-type="string">
            <text:p>Epson EB</text:p>
          </table:table-cell>
          <table:table-cell table:formula="of:=COM.MICROSOFT.XLOOKUP([.A23]; [$Geraete.$A$2:.$A$100]; [$Geraete.$D$2:.$D$100])" office:value-type="string" office:string-value="19.01.2023" calcext:value-type="string">
            <text:p>19.01.2023</text:p>
          </table:table-cell>
          <table:table-cell table:formula="of:=COM.MICROSOFT.XLOOKUP([.A23]; [$Geraete.$A$2:.$A$100]; [$Geraete.$E$2:.$E$100])" office:value-type="string" office:string-value="1246.58" calcext:value-type="string">
            <text:p>1246.58</text:p>
          </table:table-cell>
          <table:table-cell table:style-name="ce2" table:formula="of:=COM.MICROSOFT.XLOOKUP([.A23]; [$Geraete.$A$2:.$A$100]; [$Geraete.$F$2:.$F$100])" office:value-type="string" office:string-value="Hamburg" calcext:value-type="string">
            <text:p>Hamburg</text:p>
          </table:table-cell>
          <table:table-cell table:formula="of:=COM.MICROSOFT.XLOOKUP([.B23]; [$Mitarbeiter.$A$2:.$A$100]; [$Mitarbeiter.$B$2:.$B$100])" office:value-type="string" office:string-value="Eric Patberg B.Sc." calcext:value-type="string">
            <text:p>Eric Patberg B.Sc.</text:p>
          </table:table-cell>
          <table:table-cell table:formula="of:=COM.MICROSOFT.XLOOKUP([.B23]; [$Mitarbeiter.$A$2:.$A$100]; [$Mitarbeiter.$C$2:.$C$100])" office:value-type="string" office:string-value="Vertrieb" calcext:value-type="string">
            <text:p>Vertrieb</text:p>
          </table:table-cell>
          <table:table-cell table:formula="of:=COM.MICROSOFT.XLOOKUP([.B23]; [$Mitarbeiter.$A$2:.$A$100]; [$Mitarbeiter.$D$2:.$D$100]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30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15.05.2025</text:p>
          </table:table-cell>
          <table:table-cell office:value-type="string" calcext:value-type="string">
            <text:p>05.09.2025</text:p>
          </table:table-cell>
          <table:table-cell table:style-name="ce2" table:formula="of:=COM.MICROSOFT.XLOOKUP([.A24]; [$Geraete.$A$2:.$A$100]; [$Geraete.$B$2:.$B$100])" office:value-type="string" office:string-value="Beamer" calcext:value-type="string">
            <text:p>Beamer</text:p>
          </table:table-cell>
          <table:table-cell table:style-name="ce2" table:formula="of:=COM.MICROSOFT.XLOOKUP([.A24]; [$Geraete.$A$2:.$A$100]; [$Geraete.$C$2:.$C$100])" office:value-type="string" office:string-value="Epson EB" calcext:value-type="string">
            <text:p>Epson EB</text:p>
          </table:table-cell>
          <table:table-cell table:formula="of:=COM.MICROSOFT.XLOOKUP([.A24]; [$Geraete.$A$2:.$A$100]; [$Geraete.$D$2:.$D$100])" office:value-type="string" office:string-value="27.03.2022" calcext:value-type="string">
            <text:p>27.03.2022</text:p>
          </table:table-cell>
          <table:table-cell table:formula="of:=COM.MICROSOFT.XLOOKUP([.A24]; [$Geraete.$A$2:.$A$100]; [$Geraete.$E$2:.$E$100])" office:value-type="string" office:string-value="1629.76" calcext:value-type="string">
            <text:p>1629.76</text:p>
          </table:table-cell>
          <table:table-cell table:style-name="ce2" table:formula="of:=COM.MICROSOFT.XLOOKUP([.A24]; [$Geraete.$A$2:.$A$100]; [$Geraete.$F$2:.$F$100])" office:value-type="string" office:string-value="München" calcext:value-type="string">
            <text:p>München</text:p>
          </table:table-cell>
          <table:table-cell table:formula="of:=COM.MICROSOFT.XLOOKUP([.B24]; [$Mitarbeiter.$A$2:.$A$100]; [$Mitarbeiter.$B$2:.$B$100])" office:value-type="string" office:string-value="Ariane Klemt-Kaul" calcext:value-type="string">
            <text:p>Ariane Klemt-Kaul</text:p>
          </table:table-cell>
          <table:table-cell table:formula="of:=COM.MICROSOFT.XLOOKUP([.B24]; [$Mitarbeiter.$A$2:.$A$100]; [$Mitarbeiter.$C$2:.$C$100])" office:value-type="string" office:string-value="IT" calcext:value-type="string">
            <text:p>IT</text:p>
          </table:table-cell>
          <table:table-cell table:formula="of:=COM.MICROSOFT.XLOOKUP([.B24]; [$Mitarbeiter.$A$2:.$A$100]; [$Mitarbeiter.$D$2:.$D$100])" office:value-type="string" office:string-value="München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07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9.09.2024</text:p>
          </table:table-cell>
          <table:table-cell office:value-type="string" calcext:value-type="string">
            <text:p>16.07.2025</text:p>
          </table:table-cell>
          <table:table-cell table:style-name="ce2" table:formula="of:=COM.MICROSOFT.XLOOKUP([.A25]; [$Geraete.$A$2:.$A$100]; [$Geraete.$B$2:.$B$100])" office:value-type="string" office:string-value="Laptop" calcext:value-type="string">
            <text:p>Laptop</text:p>
          </table:table-cell>
          <table:table-cell table:style-name="ce2" table:formula="of:=COM.MICROSOFT.XLOOKUP([.A25]; [$Geraete.$A$2:.$A$100]; [$Geraete.$C$2:.$C$100])" office:value-type="string" office:string-value="Lenovo ThinkPad" calcext:value-type="string">
            <text:p>Lenovo ThinkPad</text:p>
          </table:table-cell>
          <table:table-cell table:formula="of:=COM.MICROSOFT.XLOOKUP([.A25]; [$Geraete.$A$2:.$A$100]; [$Geraete.$D$2:.$D$100])" office:value-type="string" office:string-value="13.06.2021" calcext:value-type="string">
            <text:p>13.06.2021</text:p>
          </table:table-cell>
          <table:table-cell table:formula="of:=COM.MICROSOFT.XLOOKUP([.A25]; [$Geraete.$A$2:.$A$100]; [$Geraete.$E$2:.$E$100])" office:value-type="string" office:string-value="869.09" calcext:value-type="string">
            <text:p>869.09</text:p>
          </table:table-cell>
          <table:table-cell table:style-name="ce2" table:formula="of:=COM.MICROSOFT.XLOOKUP([.A25]; [$Geraete.$A$2:.$A$100]; [$Geraete.$F$2:.$F$100])" office:value-type="string" office:string-value="Hamburg" calcext:value-type="string">
            <text:p>Hamburg</text:p>
          </table:table-cell>
          <table:table-cell table:formula="of:=COM.MICROSOFT.XLOOKUP([.B25]; [$Mitarbeiter.$A$2:.$A$100]; [$Mitarbeiter.$B$2:.$B$100])" office:value-type="string" office:string-value="Aleksandr Weinhage" calcext:value-type="string">
            <text:p>Aleksandr Weinhage</text:p>
          </table:table-cell>
          <table:table-cell table:formula="of:=COM.MICROSOFT.XLOOKUP([.B25]; [$Mitarbeiter.$A$2:.$A$100]; [$Mitarbeiter.$C$2:.$C$100])" office:value-type="string" office:string-value="IT" calcext:value-type="string">
            <text:p>IT</text:p>
          </table:table-cell>
          <table:table-cell table:formula="of:=COM.MICROSOFT.XLOOKUP([.B25]; [$Mitarbeiter.$A$2:.$A$100]; [$Mitarbeiter.$D$2:.$D$100]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2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0.07.2024</text:p>
          </table:table-cell>
          <table:table-cell office:value-type="string" calcext:value-type="string">
            <text:p>06.01.2025</text:p>
          </table:table-cell>
          <table:table-cell table:style-name="ce2" table:formula="of:=COM.MICROSOFT.XLOOKUP([.A26]; [$Geraete.$A$2:.$A$100]; [$Geraete.$B$2:.$B$100])" office:value-type="string" office:string-value="Tablet" calcext:value-type="string">
            <text:p>Tablet</text:p>
          </table:table-cell>
          <table:table-cell table:style-name="ce2" table:formula="of:=COM.MICROSOFT.XLOOKUP([.A26]; [$Geraete.$A$2:.$A$100]; [$Geraete.$C$2:.$C$100])" office:value-type="string" office:string-value="iPad" calcext:value-type="string">
            <text:p>iPad</text:p>
          </table:table-cell>
          <table:table-cell table:formula="of:=COM.MICROSOFT.XLOOKUP([.A26]; [$Geraete.$A$2:.$A$100]; [$Geraete.$D$2:.$D$100])" office:value-type="string" office:string-value="20.08.2024" calcext:value-type="string">
            <text:p>20.08.2024</text:p>
          </table:table-cell>
          <table:table-cell table:formula="of:=COM.MICROSOFT.XLOOKUP([.A26]; [$Geraete.$A$2:.$A$100]; [$Geraete.$E$2:.$E$100])" office:value-type="string" office:string-value="1591.98" calcext:value-type="string">
            <text:p>1591.98</text:p>
          </table:table-cell>
          <table:table-cell table:style-name="ce2" table:formula="of:=COM.MICROSOFT.XLOOKUP([.A26]; [$Geraete.$A$2:.$A$100]; [$Geraete.$F$2:.$F$100])" office:value-type="string" office:string-value="Hamburg" calcext:value-type="string">
            <text:p>Hamburg</text:p>
          </table:table-cell>
          <table:table-cell table:formula="of:=COM.MICROSOFT.XLOOKUP([.B26]; [$Mitarbeiter.$A$2:.$A$100]; [$Mitarbeiter.$B$2:.$B$100])" office:value-type="string" office:string-value="Eleni Hauffer" calcext:value-type="string">
            <text:p>Eleni Hauffer</text:p>
          </table:table-cell>
          <table:table-cell table:formula="of:=COM.MICROSOFT.XLOOKUP([.B26]; [$Mitarbeiter.$A$2:.$A$100]; [$Mitarbeiter.$C$2:.$C$100])" office:value-type="string" office:string-value="IT" calcext:value-type="string">
            <text:p>IT</text:p>
          </table:table-cell>
          <table:table-cell table:formula="of:=COM.MICROSOFT.XLOOKUP([.B26]; [$Mitarbeiter.$A$2:.$A$100]; [$Mitarbeiter.$D$2:.$D$100]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13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28.01.2024</text:p>
          </table:table-cell>
          <table:table-cell office:value-type="string" calcext:value-type="string">
            <text:p>26.02.2025</text:p>
          </table:table-cell>
          <table:table-cell table:style-name="ce2" table:formula="of:=COM.MICROSOFT.XLOOKUP([.A27]; [$Geraete.$A$2:.$A$100]; [$Geraete.$B$2:.$B$100])" office:value-type="string" office:string-value="Drucker" calcext:value-type="string">
            <text:p>Drucker</text:p>
          </table:table-cell>
          <table:table-cell table:style-name="ce2" table:formula="of:=COM.MICROSOFT.XLOOKUP([.A27]; [$Geraete.$A$2:.$A$100]; [$Geraete.$C$2:.$C$100])" office:value-type="string" office:string-value="Canon Pixma" calcext:value-type="string">
            <text:p>Canon Pixma</text:p>
          </table:table-cell>
          <table:table-cell table:formula="of:=COM.MICROSOFT.XLOOKUP([.A27]; [$Geraete.$A$2:.$A$100]; [$Geraete.$D$2:.$D$100])" office:value-type="string" office:string-value="16.05.2021" calcext:value-type="string">
            <text:p>16.05.2021</text:p>
          </table:table-cell>
          <table:table-cell table:formula="of:=COM.MICROSOFT.XLOOKUP([.A27]; [$Geraete.$A$2:.$A$100]; [$Geraete.$E$2:.$E$100])" office:value-type="string" office:string-value="1898.65" calcext:value-type="string">
            <text:p>1898.65</text:p>
          </table:table-cell>
          <table:table-cell table:style-name="ce2" table:formula="of:=COM.MICROSOFT.XLOOKUP([.A27]; [$Geraete.$A$2:.$A$100]; [$Geraete.$F$2:.$F$100])" office:value-type="string" office:string-value="Hamburg" calcext:value-type="string">
            <text:p>Hamburg</text:p>
          </table:table-cell>
          <table:table-cell table:formula="of:=COM.MICROSOFT.XLOOKUP([.B27]; [$Mitarbeiter.$A$2:.$A$100]; [$Mitarbeiter.$B$2:.$B$100])" office:value-type="string" office:string-value="Univ.Prof. Heimo Karge" calcext:value-type="string">
            <text:p>Univ.Prof. Heimo Karge</text:p>
          </table:table-cell>
          <table:table-cell table:formula="of:=COM.MICROSOFT.XLOOKUP([.B27]; [$Mitarbeiter.$A$2:.$A$100]; [$Mitarbeiter.$C$2:.$C$100])" office:value-type="string" office:string-value="Marketing" calcext:value-type="string">
            <text:p>Marketing</text:p>
          </table:table-cell>
          <table:table-cell table:formula="of:=COM.MICROSOFT.XLOOKUP([.B27]; [$Mitarbeiter.$A$2:.$A$100]; [$Mitarbeiter.$D$2:.$D$100]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8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30.10.2024</text:p>
          </table:table-cell>
          <table:table-cell office:value-type="string" calcext:value-type="string">
            <text:p>04.12.2024</text:p>
          </table:table-cell>
          <table:table-cell table:style-name="ce2" table:formula="of:=COM.MICROSOFT.XLOOKUP([.A28]; [$Geraete.$A$2:.$A$100]; [$Geraete.$B$2:.$B$100])" office:value-type="string" office:string-value="Beamer" calcext:value-type="string">
            <text:p>Beamer</text:p>
          </table:table-cell>
          <table:table-cell table:style-name="ce2" table:formula="of:=COM.MICROSOFT.XLOOKUP([.A28]; [$Geraete.$A$2:.$A$100]; [$Geraete.$C$2:.$C$100])" office:value-type="string" office:string-value="Epson EB" calcext:value-type="string">
            <text:p>Epson EB</text:p>
          </table:table-cell>
          <table:table-cell table:formula="of:=COM.MICROSOFT.XLOOKUP([.A28]; [$Geraete.$A$2:.$A$100]; [$Geraete.$D$2:.$D$100])" office:value-type="string" office:string-value="19.01.2023" calcext:value-type="string">
            <text:p>19.01.2023</text:p>
          </table:table-cell>
          <table:table-cell table:formula="of:=COM.MICROSOFT.XLOOKUP([.A28]; [$Geraete.$A$2:.$A$100]; [$Geraete.$E$2:.$E$100])" office:value-type="string" office:string-value="1246.58" calcext:value-type="string">
            <text:p>1246.58</text:p>
          </table:table-cell>
          <table:table-cell table:style-name="ce2" table:formula="of:=COM.MICROSOFT.XLOOKUP([.A28]; [$Geraete.$A$2:.$A$100]; [$Geraete.$F$2:.$F$100])" office:value-type="string" office:string-value="Hamburg" calcext:value-type="string">
            <text:p>Hamburg</text:p>
          </table:table-cell>
          <table:table-cell table:formula="of:=COM.MICROSOFT.XLOOKUP([.B28]; [$Mitarbeiter.$A$2:.$A$100]; [$Mitarbeiter.$B$2:.$B$100])" office:value-type="string" office:string-value="Paul Dobes-Stiffel" calcext:value-type="string">
            <text:p>Paul Dobes-Stiffel</text:p>
          </table:table-cell>
          <table:table-cell table:formula="of:=COM.MICROSOFT.XLOOKUP([.B28]; [$Mitarbeiter.$A$2:.$A$100]; [$Mitarbeiter.$C$2:.$C$100])" office:value-type="string" office:string-value="Produktion" calcext:value-type="string">
            <text:p>Produktion</text:p>
          </table:table-cell>
          <table:table-cell table:formula="of:=COM.MICROSOFT.XLOOKUP([.B28]; [$Mitarbeiter.$A$2:.$A$100]; [$Mitarbeiter.$D$2:.$D$100]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2.05.2025</text:p>
          </table:table-cell>
          <table:table-cell office:value-type="string" calcext:value-type="string">
            <text:p>31.05.2025</text:p>
          </table:table-cell>
          <table:table-cell table:style-name="ce2" table:formula="of:=COM.MICROSOFT.XLOOKUP([.A29]; [$Geraete.$A$2:.$A$100]; [$Geraete.$B$2:.$B$100])" office:value-type="string" office:string-value="Drucker" calcext:value-type="string">
            <text:p>Drucker</text:p>
          </table:table-cell>
          <table:table-cell table:style-name="ce2" table:formula="of:=COM.MICROSOFT.XLOOKUP([.A29]; [$Geraete.$A$2:.$A$100]; [$Geraete.$C$2:.$C$100])" office:value-type="string" office:string-value="Canon Pixma" calcext:value-type="string">
            <text:p>Canon Pixma</text:p>
          </table:table-cell>
          <table:table-cell table:formula="of:=COM.MICROSOFT.XLOOKUP([.A29]; [$Geraete.$A$2:.$A$100]; [$Geraete.$D$2:.$D$100])" office:value-type="string" office:string-value="30.03.2023" calcext:value-type="string">
            <text:p>30.03.2023</text:p>
          </table:table-cell>
          <table:table-cell table:formula="of:=COM.MICROSOFT.XLOOKUP([.A29]; [$Geraete.$A$2:.$A$100]; [$Geraete.$E$2:.$E$100])" office:value-type="string" office:string-value="1501.06" calcext:value-type="string">
            <text:p>1501.06</text:p>
          </table:table-cell>
          <table:table-cell table:style-name="ce2" table:formula="of:=COM.MICROSOFT.XLOOKUP([.A29]; [$Geraete.$A$2:.$A$100]; [$Geraete.$F$2:.$F$100])" office:value-type="string" office:string-value="Berlin" calcext:value-type="string">
            <text:p>Berlin</text:p>
          </table:table-cell>
          <table:table-cell table:formula="of:=COM.MICROSOFT.XLOOKUP([.B29]; [$Mitarbeiter.$A$2:.$A$100]; [$Mitarbeiter.$B$2:.$B$100])" office:value-type="string" office:string-value="Eleni Hauffer" calcext:value-type="string">
            <text:p>Eleni Hauffer</text:p>
          </table:table-cell>
          <table:table-cell table:formula="of:=COM.MICROSOFT.XLOOKUP([.B29]; [$Mitarbeiter.$A$2:.$A$100]; [$Mitarbeiter.$C$2:.$C$100])" office:value-type="string" office:string-value="IT" calcext:value-type="string">
            <text:p>IT</text:p>
          </table:table-cell>
          <table:table-cell table:formula="of:=COM.MICROSOFT.XLOOKUP([.B29]; [$Mitarbeiter.$A$2:.$A$100]; [$Mitarbeiter.$D$2:.$D$100]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07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11.08.2025</text:p>
          </table:table-cell>
          <table:table-cell/>
          <table:table-cell table:style-name="ce2" table:formula="of:=COM.MICROSOFT.XLOOKUP([.A30]; [$Geraete.$A$2:.$A$100]; [$Geraete.$B$2:.$B$100])" office:value-type="string" office:string-value="Laptop" calcext:value-type="string">
            <text:p>Laptop</text:p>
          </table:table-cell>
          <table:table-cell table:style-name="ce2" table:formula="of:=COM.MICROSOFT.XLOOKUP([.A30]; [$Geraete.$A$2:.$A$100]; [$Geraete.$C$2:.$C$100])" office:value-type="string" office:string-value="Lenovo ThinkPad" calcext:value-type="string">
            <text:p>Lenovo ThinkPad</text:p>
          </table:table-cell>
          <table:table-cell table:formula="of:=COM.MICROSOFT.XLOOKUP([.A30]; [$Geraete.$A$2:.$A$100]; [$Geraete.$D$2:.$D$100])" office:value-type="string" office:string-value="13.06.2021" calcext:value-type="string">
            <text:p>13.06.2021</text:p>
          </table:table-cell>
          <table:table-cell table:formula="of:=COM.MICROSOFT.XLOOKUP([.A30]; [$Geraete.$A$2:.$A$100]; [$Geraete.$E$2:.$E$100])" office:value-type="string" office:string-value="869.09" calcext:value-type="string">
            <text:p>869.09</text:p>
          </table:table-cell>
          <table:table-cell table:style-name="ce2" table:formula="of:=COM.MICROSOFT.XLOOKUP([.A30]; [$Geraete.$A$2:.$A$100]; [$Geraete.$F$2:.$F$100])" office:value-type="string" office:string-value="Hamburg" calcext:value-type="string">
            <text:p>Hamburg</text:p>
          </table:table-cell>
          <table:table-cell table:formula="of:=COM.MICROSOFT.XLOOKUP([.B30]; [$Mitarbeiter.$A$2:.$A$100]; [$Mitarbeiter.$B$2:.$B$100])" office:value-type="string" office:string-value="Aleksandr Weinhage" calcext:value-type="string">
            <text:p>Aleksandr Weinhage</text:p>
          </table:table-cell>
          <table:table-cell table:formula="of:=COM.MICROSOFT.XLOOKUP([.B30]; [$Mitarbeiter.$A$2:.$A$100]; [$Mitarbeiter.$C$2:.$C$100])" office:value-type="string" office:string-value="IT" calcext:value-type="string">
            <text:p>IT</text:p>
          </table:table-cell>
          <table:table-cell table:formula="of:=COM.MICROSOFT.XLOOKUP([.B30]; [$Mitarbeiter.$A$2:.$A$100]; [$Mitarbeiter.$D$2:.$D$100]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6.01.2024</text:p>
          </table:table-cell>
          <table:table-cell/>
          <table:table-cell table:style-name="ce2" table:formula="of:=COM.MICROSOFT.XLOOKUP([.A31]; [$Geraete.$A$2:.$A$100]; [$Geraete.$B$2:.$B$100])" office:value-type="string" office:string-value="Beamer" calcext:value-type="string">
            <text:p>Beamer</text:p>
          </table:table-cell>
          <table:table-cell table:style-name="ce2" table:formula="of:=COM.MICROSOFT.XLOOKUP([.A31]; [$Geraete.$A$2:.$A$100]; [$Geraete.$C$2:.$C$100])" office:value-type="string" office:string-value="BenQ MW550" calcext:value-type="string">
            <text:p>BenQ MW550</text:p>
          </table:table-cell>
          <table:table-cell table:formula="of:=COM.MICROSOFT.XLOOKUP([.A31]; [$Geraete.$A$2:.$A$100]; [$Geraete.$D$2:.$D$100])" office:value-type="string" office:string-value="03.01.2024" calcext:value-type="string">
            <text:p>03.01.2024</text:p>
          </table:table-cell>
          <table:table-cell table:formula="of:=COM.MICROSOFT.XLOOKUP([.A31]; [$Geraete.$A$2:.$A$100]; [$Geraete.$E$2:.$E$100])" office:value-type="string" office:string-value="644.54" calcext:value-type="string">
            <text:p>644.54</text:p>
          </table:table-cell>
          <table:table-cell table:style-name="ce2" table:formula="of:=COM.MICROSOFT.XLOOKUP([.A31]; [$Geraete.$A$2:.$A$100]; [$Geraete.$F$2:.$F$100])" office:value-type="string" office:string-value="Berlin" calcext:value-type="string">
            <text:p>Berlin</text:p>
          </table:table-cell>
          <table:table-cell table:formula="of:=COM.MICROSOFT.XLOOKUP([.B31]; [$Mitarbeiter.$A$2:.$A$100]; [$Mitarbeiter.$B$2:.$B$100])" office:value-type="string" office:string-value="Aleksandr Weinhage" calcext:value-type="string">
            <text:p>Aleksandr Weinhage</text:p>
          </table:table-cell>
          <table:table-cell table:formula="of:=COM.MICROSOFT.XLOOKUP([.B31]; [$Mitarbeiter.$A$2:.$A$100]; [$Mitarbeiter.$C$2:.$C$100])" office:value-type="string" office:string-value="IT" calcext:value-type="string">
            <text:p>IT</text:p>
          </table:table-cell>
          <table:table-cell table:formula="of:=COM.MICROSOFT.XLOOKUP([.B31]; [$Mitarbeiter.$A$2:.$A$100]; [$Mitarbeiter.$D$2:.$D$100]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8.02.2024</text:p>
          </table:table-cell>
          <table:table-cell office:value-type="string" calcext:value-type="string">
            <text:p>09.06.2025</text:p>
          </table:table-cell>
          <table:table-cell table:style-name="ce2" table:formula="of:=COM.MICROSOFT.XLOOKUP([.A32]; [$Geraete.$A$2:.$A$100]; [$Geraete.$B$2:.$B$100])" office:value-type="string" office:string-value="Drucker" calcext:value-type="string">
            <text:p>Drucker</text:p>
          </table:table-cell>
          <table:table-cell table:style-name="ce2" table:formula="of:=COM.MICROSOFT.XLOOKUP([.A32]; [$Geraete.$A$2:.$A$100]; [$Geraete.$C$2:.$C$100])" office:value-type="string" office:string-value="Canon Pixma" calcext:value-type="string">
            <text:p>Canon Pixma</text:p>
          </table:table-cell>
          <table:table-cell table:formula="of:=COM.MICROSOFT.XLOOKUP([.A32]; [$Geraete.$A$2:.$A$100]; [$Geraete.$D$2:.$D$100])" office:value-type="string" office:string-value="30.03.2023" calcext:value-type="string">
            <text:p>30.03.2023</text:p>
          </table:table-cell>
          <table:table-cell table:formula="of:=COM.MICROSOFT.XLOOKUP([.A32]; [$Geraete.$A$2:.$A$100]; [$Geraete.$E$2:.$E$100])" office:value-type="string" office:string-value="1501.06" calcext:value-type="string">
            <text:p>1501.06</text:p>
          </table:table-cell>
          <table:table-cell table:style-name="ce2" table:formula="of:=COM.MICROSOFT.XLOOKUP([.A32]; [$Geraete.$A$2:.$A$100]; [$Geraete.$F$2:.$F$100])" office:value-type="string" office:string-value="Berlin" calcext:value-type="string">
            <text:p>Berlin</text:p>
          </table:table-cell>
          <table:table-cell table:formula="of:=COM.MICROSOFT.XLOOKUP([.B32]; [$Mitarbeiter.$A$2:.$A$100]; [$Mitarbeiter.$B$2:.$B$100])" office:value-type="string" office:string-value="Paul Dobes-Stiffel" calcext:value-type="string">
            <text:p>Paul Dobes-Stiffel</text:p>
          </table:table-cell>
          <table:table-cell table:formula="of:=COM.MICROSOFT.XLOOKUP([.B32]; [$Mitarbeiter.$A$2:.$A$100]; [$Mitarbeiter.$C$2:.$C$100])" office:value-type="string" office:string-value="Produktion" calcext:value-type="string">
            <text:p>Produktion</text:p>
          </table:table-cell>
          <table:table-cell table:formula="of:=COM.MICROSOFT.XLOOKUP([.B32]; [$Mitarbeiter.$A$2:.$A$100]; [$Mitarbeiter.$D$2:.$D$100]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3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14.02.2024</text:p>
          </table:table-cell>
          <table:table-cell/>
          <table:table-cell table:style-name="ce2" table:formula="of:=COM.MICROSOFT.XLOOKUP([.A33]; [$Geraete.$A$2:.$A$100]; [$Geraete.$B$2:.$B$100])" office:value-type="string" office:string-value="Laptop" calcext:value-type="string">
            <text:p>Laptop</text:p>
          </table:table-cell>
          <table:table-cell table:style-name="ce2" table:formula="of:=COM.MICROSOFT.XLOOKUP([.A33]; [$Geraete.$A$2:.$A$100]; [$Geraete.$C$2:.$C$100])" office:value-type="string" office:string-value="HP EliteBook" calcext:value-type="string">
            <text:p>HP EliteBook</text:p>
          </table:table-cell>
          <table:table-cell table:formula="of:=COM.MICROSOFT.XLOOKUP([.A33]; [$Geraete.$A$2:.$A$100]; [$Geraete.$D$2:.$D$100])" office:value-type="string" office:string-value="28.04.2025" calcext:value-type="string">
            <text:p>28.04.2025</text:p>
          </table:table-cell>
          <table:table-cell table:formula="of:=COM.MICROSOFT.XLOOKUP([.A33]; [$Geraete.$A$2:.$A$100]; [$Geraete.$E$2:.$E$100])" office:value-type="string" office:string-value="1095.62" calcext:value-type="string">
            <text:p>1095.62</text:p>
          </table:table-cell>
          <table:table-cell table:style-name="ce2" table:formula="of:=COM.MICROSOFT.XLOOKUP([.A33]; [$Geraete.$A$2:.$A$100]; [$Geraete.$F$2:.$F$100])" office:value-type="string" office:string-value="München" calcext:value-type="string">
            <text:p>München</text:p>
          </table:table-cell>
          <table:table-cell table:formula="of:=COM.MICROSOFT.XLOOKUP([.B33]; [$Mitarbeiter.$A$2:.$A$100]; [$Mitarbeiter.$B$2:.$B$100])" office:value-type="string" office:string-value="Klemens Löffler" calcext:value-type="string">
            <text:p>Klemens Löffler</text:p>
          </table:table-cell>
          <table:table-cell table:formula="of:=COM.MICROSOFT.XLOOKUP([.B33]; [$Mitarbeiter.$A$2:.$A$100]; [$Mitarbeiter.$C$2:.$C$100])" office:value-type="string" office:string-value="Vertrieb" calcext:value-type="string">
            <text:p>Vertrieb</text:p>
          </table:table-cell>
          <table:table-cell table:formula="of:=COM.MICROSOFT.XLOOKUP([.B33]; [$Mitarbeiter.$A$2:.$A$100]; [$Mitarbeiter.$D$2:.$D$100]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19.06.2025</text:p>
          </table:table-cell>
          <table:table-cell office:value-type="string" calcext:value-type="string">
            <text:p>08.09.2025</text:p>
          </table:table-cell>
          <table:table-cell table:style-name="ce2" table:formula="of:=COM.MICROSOFT.XLOOKUP([.A34]; [$Geraete.$A$2:.$A$100]; [$Geraete.$B$2:.$B$100])" office:value-type="string" office:string-value="Laptop" calcext:value-type="string">
            <text:p>Laptop</text:p>
          </table:table-cell>
          <table:table-cell table:style-name="ce2" table:formula="of:=COM.MICROSOFT.XLOOKUP([.A34]; [$Geraete.$A$2:.$A$100]; [$Geraete.$C$2:.$C$100])" office:value-type="string" office:string-value="Dell XPS" calcext:value-type="string">
            <text:p>Dell XPS</text:p>
          </table:table-cell>
          <table:table-cell table:formula="of:=COM.MICROSOFT.XLOOKUP([.A34]; [$Geraete.$A$2:.$A$100]; [$Geraete.$D$2:.$D$100])" office:value-type="string" office:string-value="05.05.2025" calcext:value-type="string">
            <text:p>05.05.2025</text:p>
          </table:table-cell>
          <table:table-cell table:formula="of:=COM.MICROSOFT.XLOOKUP([.A34]; [$Geraete.$A$2:.$A$100]; [$Geraete.$E$2:.$E$100])" office:value-type="string" office:string-value="1007.88" calcext:value-type="string">
            <text:p>1007.88</text:p>
          </table:table-cell>
          <table:table-cell table:style-name="ce2" table:formula="of:=COM.MICROSOFT.XLOOKUP([.A34]; [$Geraete.$A$2:.$A$100]; [$Geraete.$F$2:.$F$100])" office:value-type="string" office:string-value="München" calcext:value-type="string">
            <text:p>München</text:p>
          </table:table-cell>
          <table:table-cell table:formula="of:=COM.MICROSOFT.XLOOKUP([.B34]; [$Mitarbeiter.$A$2:.$A$100]; [$Mitarbeiter.$B$2:.$B$100])" office:value-type="string" office:string-value="Paul Dobes-Stiffel" calcext:value-type="string">
            <text:p>Paul Dobes-Stiffel</text:p>
          </table:table-cell>
          <table:table-cell table:formula="of:=COM.MICROSOFT.XLOOKUP([.B34]; [$Mitarbeiter.$A$2:.$A$100]; [$Mitarbeiter.$C$2:.$C$100])" office:value-type="string" office:string-value="Produktion" calcext:value-type="string">
            <text:p>Produktion</text:p>
          </table:table-cell>
          <table:table-cell table:formula="of:=COM.MICROSOFT.XLOOKUP([.B34]; [$Mitarbeiter.$A$2:.$A$100]; [$Mitarbeiter.$D$2:.$D$100]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5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18.01.2025</text:p>
          </table:table-cell>
          <table:table-cell/>
          <table:table-cell table:style-name="ce2" table:formula="of:=COM.MICROSOFT.XLOOKUP([.A35]; [$Geraete.$A$2:.$A$100]; [$Geraete.$B$2:.$B$100])" office:value-type="string" office:string-value="Beamer" calcext:value-type="string">
            <text:p>Beamer</text:p>
          </table:table-cell>
          <table:table-cell table:style-name="ce2" table:formula="of:=COM.MICROSOFT.XLOOKUP([.A35]; [$Geraete.$A$2:.$A$100]; [$Geraete.$C$2:.$C$100])" office:value-type="string" office:string-value="Epson EB" calcext:value-type="string">
            <text:p>Epson EB</text:p>
          </table:table-cell>
          <table:table-cell table:formula="of:=COM.MICROSOFT.XLOOKUP([.A35]; [$Geraete.$A$2:.$A$100]; [$Geraete.$D$2:.$D$100])" office:value-type="string" office:string-value="06.12.2023" calcext:value-type="string">
            <text:p>06.12.2023</text:p>
          </table:table-cell>
          <table:table-cell table:formula="of:=COM.MICROSOFT.XLOOKUP([.A35]; [$Geraete.$A$2:.$A$100]; [$Geraete.$E$2:.$E$100])" office:value-type="string" office:string-value="545.46" calcext:value-type="string">
            <text:p>545.46</text:p>
          </table:table-cell>
          <table:table-cell table:style-name="ce2" table:formula="of:=COM.MICROSOFT.XLOOKUP([.A35]; [$Geraete.$A$2:.$A$100]; [$Geraete.$F$2:.$F$100])" office:value-type="string" office:string-value="Berlin" calcext:value-type="string">
            <text:p>Berlin</text:p>
          </table:table-cell>
          <table:table-cell table:formula="of:=COM.MICROSOFT.XLOOKUP([.B35]; [$Mitarbeiter.$A$2:.$A$100]; [$Mitarbeiter.$B$2:.$B$100])" office:value-type="string" office:string-value="Alexandre Davids" calcext:value-type="string">
            <text:p>Alexandre Davids</text:p>
          </table:table-cell>
          <table:table-cell table:formula="of:=COM.MICROSOFT.XLOOKUP([.B35]; [$Mitarbeiter.$A$2:.$A$100]; [$Mitarbeiter.$C$2:.$C$100])" office:value-type="string" office:string-value="Vertrieb" calcext:value-type="string">
            <text:p>Vertrieb</text:p>
          </table:table-cell>
          <table:table-cell table:formula="of:=COM.MICROSOFT.XLOOKUP([.B35]; [$Mitarbeiter.$A$2:.$A$100]; [$Mitarbeiter.$D$2:.$D$100]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30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01.12.2023</text:p>
          </table:table-cell>
          <table:table-cell office:value-type="string" calcext:value-type="string">
            <text:p>24.09.2024</text:p>
          </table:table-cell>
          <table:table-cell table:style-name="ce2" table:formula="of:=COM.MICROSOFT.XLOOKUP([.A36]; [$Geraete.$A$2:.$A$100]; [$Geraete.$B$2:.$B$100])" office:value-type="string" office:string-value="Beamer" calcext:value-type="string">
            <text:p>Beamer</text:p>
          </table:table-cell>
          <table:table-cell table:style-name="ce2" table:formula="of:=COM.MICROSOFT.XLOOKUP([.A36]; [$Geraete.$A$2:.$A$100]; [$Geraete.$C$2:.$C$100])" office:value-type="string" office:string-value="Epson EB" calcext:value-type="string">
            <text:p>Epson EB</text:p>
          </table:table-cell>
          <table:table-cell table:formula="of:=COM.MICROSOFT.XLOOKUP([.A36]; [$Geraete.$A$2:.$A$100]; [$Geraete.$D$2:.$D$100])" office:value-type="string" office:string-value="27.03.2022" calcext:value-type="string">
            <text:p>27.03.2022</text:p>
          </table:table-cell>
          <table:table-cell table:formula="of:=COM.MICROSOFT.XLOOKUP([.A36]; [$Geraete.$A$2:.$A$100]; [$Geraete.$E$2:.$E$100])" office:value-type="string" office:string-value="1629.76" calcext:value-type="string">
            <text:p>1629.76</text:p>
          </table:table-cell>
          <table:table-cell table:style-name="ce2" table:formula="of:=COM.MICROSOFT.XLOOKUP([.A36]; [$Geraete.$A$2:.$A$100]; [$Geraete.$F$2:.$F$100])" office:value-type="string" office:string-value="München" calcext:value-type="string">
            <text:p>München</text:p>
          </table:table-cell>
          <table:table-cell table:formula="of:=COM.MICROSOFT.XLOOKUP([.B36]; [$Mitarbeiter.$A$2:.$A$100]; [$Mitarbeiter.$B$2:.$B$100])" office:value-type="string" office:string-value="Alexandre Davids" calcext:value-type="string">
            <text:p>Alexandre Davids</text:p>
          </table:table-cell>
          <table:table-cell table:formula="of:=COM.MICROSOFT.XLOOKUP([.B36]; [$Mitarbeiter.$A$2:.$A$100]; [$Mitarbeiter.$C$2:.$C$100])" office:value-type="string" office:string-value="Vertrieb" calcext:value-type="string">
            <text:p>Vertrieb</text:p>
          </table:table-cell>
          <table:table-cell table:formula="of:=COM.MICROSOFT.XLOOKUP([.B36]; [$Mitarbeiter.$A$2:.$A$100]; [$Mitarbeiter.$D$2:.$D$100]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32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4.08.2024</text:p>
          </table:table-cell>
          <table:table-cell office:value-type="string" calcext:value-type="string">
            <text:p>02.08.2025</text:p>
          </table:table-cell>
          <table:table-cell table:style-name="ce2" table:formula="of:=COM.MICROSOFT.XLOOKUP([.A37]; [$Geraete.$A$2:.$A$100]; [$Geraete.$B$2:.$B$100])" office:value-type="string" office:string-value="Laptop" calcext:value-type="string">
            <text:p>Laptop</text:p>
          </table:table-cell>
          <table:table-cell table:style-name="ce2" table:formula="of:=COM.MICROSOFT.XLOOKUP([.A37]; [$Geraete.$A$2:.$A$100]; [$Geraete.$C$2:.$C$100])" office:value-type="string" office:string-value="Lenovo ThinkPad" calcext:value-type="string">
            <text:p>Lenovo ThinkPad</text:p>
          </table:table-cell>
          <table:table-cell table:formula="of:=COM.MICROSOFT.XLOOKUP([.A37]; [$Geraete.$A$2:.$A$100]; [$Geraete.$D$2:.$D$100])" office:value-type="string" office:string-value="11.11.2022" calcext:value-type="string">
            <text:p>11.11.2022</text:p>
          </table:table-cell>
          <table:table-cell table:formula="of:=COM.MICROSOFT.XLOOKUP([.A37]; [$Geraete.$A$2:.$A$100]; [$Geraete.$E$2:.$E$100])" office:value-type="string" office:string-value="1801.36" calcext:value-type="string">
            <text:p>1801.36</text:p>
          </table:table-cell>
          <table:table-cell table:style-name="ce2" table:formula="of:=COM.MICROSOFT.XLOOKUP([.A37]; [$Geraete.$A$2:.$A$100]; [$Geraete.$F$2:.$F$100])" office:value-type="string" office:string-value="München" calcext:value-type="string">
            <text:p>München</text:p>
          </table:table-cell>
          <table:table-cell table:formula="of:=COM.MICROSOFT.XLOOKUP([.B37]; [$Mitarbeiter.$A$2:.$A$100]; [$Mitarbeiter.$B$2:.$B$100])" office:value-type="string" office:string-value="Paul Dobes-Stiffel" calcext:value-type="string">
            <text:p>Paul Dobes-Stiffel</text:p>
          </table:table-cell>
          <table:table-cell table:formula="of:=COM.MICROSOFT.XLOOKUP([.B37]; [$Mitarbeiter.$A$2:.$A$100]; [$Mitarbeiter.$C$2:.$C$100])" office:value-type="string" office:string-value="Produktion" calcext:value-type="string">
            <text:p>Produktion</text:p>
          </table:table-cell>
          <table:table-cell table:formula="of:=COM.MICROSOFT.XLOOKUP([.B37]; [$Mitarbeiter.$A$2:.$A$100]; [$Mitarbeiter.$D$2:.$D$100]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14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26.11.2024</text:p>
          </table:table-cell>
          <table:table-cell office:value-type="string" calcext:value-type="string">
            <text:p>03.03.2025</text:p>
          </table:table-cell>
          <table:table-cell table:style-name="ce2" table:formula="of:=COM.MICROSOFT.XLOOKUP([.A38]; [$Geraete.$A$2:.$A$100]; [$Geraete.$B$2:.$B$100])" office:value-type="string" office:string-value="Laptop" calcext:value-type="string">
            <text:p>Laptop</text:p>
          </table:table-cell>
          <table:table-cell table:style-name="ce2" table:formula="of:=COM.MICROSOFT.XLOOKUP([.A38]; [$Geraete.$A$2:.$A$100]; [$Geraete.$C$2:.$C$100])" office:value-type="string" office:string-value="Lenovo ThinkPad" calcext:value-type="string">
            <text:p>Lenovo ThinkPad</text:p>
          </table:table-cell>
          <table:table-cell table:formula="of:=COM.MICROSOFT.XLOOKUP([.A38]; [$Geraete.$A$2:.$A$100]; [$Geraete.$D$2:.$D$100])" office:value-type="string" office:string-value="03.03.2021" calcext:value-type="string">
            <text:p>03.03.2021</text:p>
          </table:table-cell>
          <table:table-cell table:formula="of:=COM.MICROSOFT.XLOOKUP([.A38]; [$Geraete.$A$2:.$A$100]; [$Geraete.$E$2:.$E$100])" office:value-type="string" office:string-value="1415.97" calcext:value-type="string">
            <text:p>1415.97</text:p>
          </table:table-cell>
          <table:table-cell table:style-name="ce2" table:formula="of:=COM.MICROSOFT.XLOOKUP([.A38]; [$Geraete.$A$2:.$A$100]; [$Geraete.$F$2:.$F$100])" office:value-type="string" office:string-value="Hamburg" calcext:value-type="string">
            <text:p>Hamburg</text:p>
          </table:table-cell>
          <table:table-cell table:formula="of:=COM.MICROSOFT.XLOOKUP([.B38]; [$Mitarbeiter.$A$2:.$A$100]; [$Mitarbeiter.$B$2:.$B$100])" office:value-type="string" office:string-value="Aleksandr Weinhage" calcext:value-type="string">
            <text:p>Aleksandr Weinhage</text:p>
          </table:table-cell>
          <table:table-cell table:formula="of:=COM.MICROSOFT.XLOOKUP([.B38]; [$Mitarbeiter.$A$2:.$A$100]; [$Mitarbeiter.$C$2:.$C$100])" office:value-type="string" office:string-value="IT" calcext:value-type="string">
            <text:p>IT</text:p>
          </table:table-cell>
          <table:table-cell table:formula="of:=COM.MICROSOFT.XLOOKUP([.B38]; [$Mitarbeiter.$A$2:.$A$100]; [$Mitarbeiter.$D$2:.$D$100]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15.12.2024</text:p>
          </table:table-cell>
          <table:table-cell/>
          <table:table-cell table:style-name="ce2" table:formula="of:=COM.MICROSOFT.XLOOKUP([.A39]; [$Geraete.$A$2:.$A$100]; [$Geraete.$B$2:.$B$100])" office:value-type="string" office:string-value="Beamer" calcext:value-type="string">
            <text:p>Beamer</text:p>
          </table:table-cell>
          <table:table-cell table:style-name="ce2" table:formula="of:=COM.MICROSOFT.XLOOKUP([.A39]; [$Geraete.$A$2:.$A$100]; [$Geraete.$C$2:.$C$100])" office:value-type="string" office:string-value="BenQ MW550" calcext:value-type="string">
            <text:p>BenQ MW550</text:p>
          </table:table-cell>
          <table:table-cell table:formula="of:=COM.MICROSOFT.XLOOKUP([.A39]; [$Geraete.$A$2:.$A$100]; [$Geraete.$D$2:.$D$100])" office:value-type="string" office:string-value="03.01.2024" calcext:value-type="string">
            <text:p>03.01.2024</text:p>
          </table:table-cell>
          <table:table-cell table:formula="of:=COM.MICROSOFT.XLOOKUP([.A39]; [$Geraete.$A$2:.$A$100]; [$Geraete.$E$2:.$E$100])" office:value-type="string" office:string-value="644.54" calcext:value-type="string">
            <text:p>644.54</text:p>
          </table:table-cell>
          <table:table-cell table:style-name="ce2" table:formula="of:=COM.MICROSOFT.XLOOKUP([.A39]; [$Geraete.$A$2:.$A$100]; [$Geraete.$F$2:.$F$100])" office:value-type="string" office:string-value="Berlin" calcext:value-type="string">
            <text:p>Berlin</text:p>
          </table:table-cell>
          <table:table-cell table:formula="of:=COM.MICROSOFT.XLOOKUP([.B39]; [$Mitarbeiter.$A$2:.$A$100]; [$Mitarbeiter.$B$2:.$B$100])" office:value-type="string" office:string-value="Aleksandr Weinhage" calcext:value-type="string">
            <text:p>Aleksandr Weinhage</text:p>
          </table:table-cell>
          <table:table-cell table:formula="of:=COM.MICROSOFT.XLOOKUP([.B39]; [$Mitarbeiter.$A$2:.$A$100]; [$Mitarbeiter.$C$2:.$C$100])" office:value-type="string" office:string-value="IT" calcext:value-type="string">
            <text:p>IT</text:p>
          </table:table-cell>
          <table:table-cell table:formula="of:=COM.MICROSOFT.XLOOKUP([.B39]; [$Mitarbeiter.$A$2:.$A$100]; [$Mitarbeiter.$D$2:.$D$100]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04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11.08.2025</text:p>
          </table:table-cell>
          <table:table-cell office:value-type="string" calcext:value-type="string">
            <text:p>12.08.2025</text:p>
          </table:table-cell>
          <table:table-cell table:style-name="ce2" table:formula="of:=COM.MICROSOFT.XLOOKUP([.A40]; [$Geraete.$A$2:.$A$100]; [$Geraete.$B$2:.$B$100])" office:value-type="string" office:string-value="Laptop" calcext:value-type="string">
            <text:p>Laptop</text:p>
          </table:table-cell>
          <table:table-cell table:style-name="ce2" table:formula="of:=COM.MICROSOFT.XLOOKUP([.A40]; [$Geraete.$A$2:.$A$100]; [$Geraete.$C$2:.$C$100])" office:value-type="string" office:string-value="Dell XPS" calcext:value-type="string">
            <text:p>Dell XPS</text:p>
          </table:table-cell>
          <table:table-cell table:formula="of:=COM.MICROSOFT.XLOOKUP([.A40]; [$Geraete.$A$2:.$A$100]; [$Geraete.$D$2:.$D$100])" office:value-type="string" office:string-value="05.05.2025" calcext:value-type="string">
            <text:p>05.05.2025</text:p>
          </table:table-cell>
          <table:table-cell table:formula="of:=COM.MICROSOFT.XLOOKUP([.A40]; [$Geraete.$A$2:.$A$100]; [$Geraete.$E$2:.$E$100])" office:value-type="string" office:string-value="1007.88" calcext:value-type="string">
            <text:p>1007.88</text:p>
          </table:table-cell>
          <table:table-cell table:style-name="ce2" table:formula="of:=COM.MICROSOFT.XLOOKUP([.A40]; [$Geraete.$A$2:.$A$100]; [$Geraete.$F$2:.$F$100])" office:value-type="string" office:string-value="München" calcext:value-type="string">
            <text:p>München</text:p>
          </table:table-cell>
          <table:table-cell table:formula="of:=COM.MICROSOFT.XLOOKUP([.B40]; [$Mitarbeiter.$A$2:.$A$100]; [$Mitarbeiter.$B$2:.$B$100])" office:value-type="string" office:string-value="Aleksandr Weinhage" calcext:value-type="string">
            <text:p>Aleksandr Weinhage</text:p>
          </table:table-cell>
          <table:table-cell table:formula="of:=COM.MICROSOFT.XLOOKUP([.B40]; [$Mitarbeiter.$A$2:.$A$100]; [$Mitarbeiter.$C$2:.$C$100])" office:value-type="string" office:string-value="IT" calcext:value-type="string">
            <text:p>IT</text:p>
          </table:table-cell>
          <table:table-cell table:formula="of:=COM.MICROSOFT.XLOOKUP([.B40]; [$Mitarbeiter.$A$2:.$A$100]; [$Mitarbeiter.$D$2:.$D$100]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33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24.03.2025</text:p>
          </table:table-cell>
          <table:table-cell office:value-type="string" calcext:value-type="string">
            <text:p>07.05.2025</text:p>
          </table:table-cell>
          <table:table-cell table:style-name="ce2" table:formula="of:=COM.MICROSOFT.XLOOKUP([.A41]; [$Geraete.$A$2:.$A$100]; [$Geraete.$B$2:.$B$100])" office:value-type="string" office:string-value="Beamer" calcext:value-type="string">
            <text:p>Beamer</text:p>
          </table:table-cell>
          <table:table-cell table:style-name="ce2" table:formula="of:=COM.MICROSOFT.XLOOKUP([.A41]; [$Geraete.$A$2:.$A$100]; [$Geraete.$C$2:.$C$100])" office:value-type="string" office:string-value="BenQ MW550" calcext:value-type="string">
            <text:p>BenQ MW550</text:p>
          </table:table-cell>
          <table:table-cell table:formula="of:=COM.MICROSOFT.XLOOKUP([.A41]; [$Geraete.$A$2:.$A$100]; [$Geraete.$D$2:.$D$100])" office:value-type="string" office:string-value="03.03.2022" calcext:value-type="string">
            <text:p>03.03.2022</text:p>
          </table:table-cell>
          <table:table-cell table:formula="of:=COM.MICROSOFT.XLOOKUP([.A41]; [$Geraete.$A$2:.$A$100]; [$Geraete.$E$2:.$E$100])" office:value-type="string" office:string-value="1212.29" calcext:value-type="string">
            <text:p>1212.29</text:p>
          </table:table-cell>
          <table:table-cell table:style-name="ce2" table:formula="of:=COM.MICROSOFT.XLOOKUP([.A41]; [$Geraete.$A$2:.$A$100]; [$Geraete.$F$2:.$F$100])" office:value-type="string" office:string-value="Berlin" calcext:value-type="string">
            <text:p>Berlin</text:p>
          </table:table-cell>
          <table:table-cell table:formula="of:=COM.MICROSOFT.XLOOKUP([.B41]; [$Mitarbeiter.$A$2:.$A$100]; [$Mitarbeiter.$B$2:.$B$100])" office:value-type="string" office:string-value="Univ.Prof. Heimo Karge" calcext:value-type="string">
            <text:p>Univ.Prof. Heimo Karge</text:p>
          </table:table-cell>
          <table:table-cell table:formula="of:=COM.MICROSOFT.XLOOKUP([.B41]; [$Mitarbeiter.$A$2:.$A$100]; [$Mitarbeiter.$C$2:.$C$100])" office:value-type="string" office:string-value="Marketing" calcext:value-type="string">
            <text:p>Marketing</text:p>
          </table:table-cell>
          <table:table-cell table:formula="of:=COM.MICROSOFT.XLOOKUP([.B41]; [$Mitarbeiter.$A$2:.$A$100]; [$Mitarbeiter.$D$2:.$D$100]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3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5.03.2025</text:p>
          </table:table-cell>
          <table:table-cell/>
          <table:table-cell table:style-name="ce2" table:formula="of:=COM.MICROSOFT.XLOOKUP([.A42]; [$Geraete.$A$2:.$A$100]; [$Geraete.$B$2:.$B$100])" office:value-type="string" office:string-value="Beamer" calcext:value-type="string">
            <text:p>Beamer</text:p>
          </table:table-cell>
          <table:table-cell table:style-name="ce2" table:formula="of:=COM.MICROSOFT.XLOOKUP([.A42]; [$Geraete.$A$2:.$A$100]; [$Geraete.$C$2:.$C$100])" office:value-type="string" office:string-value="BenQ MW550" calcext:value-type="string">
            <text:p>BenQ MW550</text:p>
          </table:table-cell>
          <table:table-cell table:formula="of:=COM.MICROSOFT.XLOOKUP([.A42]; [$Geraete.$A$2:.$A$100]; [$Geraete.$D$2:.$D$100])" office:value-type="string" office:string-value="03.03.2022" calcext:value-type="string">
            <text:p>03.03.2022</text:p>
          </table:table-cell>
          <table:table-cell table:formula="of:=COM.MICROSOFT.XLOOKUP([.A42]; [$Geraete.$A$2:.$A$100]; [$Geraete.$E$2:.$E$100])" office:value-type="string" office:string-value="1212.29" calcext:value-type="string">
            <text:p>1212.29</text:p>
          </table:table-cell>
          <table:table-cell table:style-name="ce2" table:formula="of:=COM.MICROSOFT.XLOOKUP([.A42]; [$Geraete.$A$2:.$A$100]; [$Geraete.$F$2:.$F$100])" office:value-type="string" office:string-value="Berlin" calcext:value-type="string">
            <text:p>Berlin</text:p>
          </table:table-cell>
          <table:table-cell table:formula="of:=COM.MICROSOFT.XLOOKUP([.B42]; [$Mitarbeiter.$A$2:.$A$100]; [$Mitarbeiter.$B$2:.$B$100])" office:value-type="string" office:string-value="Eleni Hauffer" calcext:value-type="string">
            <text:p>Eleni Hauffer</text:p>
          </table:table-cell>
          <table:table-cell table:formula="of:=COM.MICROSOFT.XLOOKUP([.B42]; [$Mitarbeiter.$A$2:.$A$100]; [$Mitarbeiter.$C$2:.$C$100])" office:value-type="string" office:string-value="IT" calcext:value-type="string">
            <text:p>IT</text:p>
          </table:table-cell>
          <table:table-cell table:formula="of:=COM.MICROSOFT.XLOOKUP([.B42]; [$Mitarbeiter.$A$2:.$A$100]; [$Mitarbeiter.$D$2:.$D$100]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30.08.2025</text:p>
          </table:table-cell>
          <table:table-cell office:value-type="string" calcext:value-type="string">
            <text:p>25.09.2025</text:p>
          </table:table-cell>
          <table:table-cell table:style-name="ce2" table:formula="of:=COM.MICROSOFT.XLOOKUP([.A43]; [$Geraete.$A$2:.$A$100]; [$Geraete.$B$2:.$B$100])" office:value-type="string" office:string-value="Drucker" calcext:value-type="string">
            <text:p>Drucker</text:p>
          </table:table-cell>
          <table:table-cell table:style-name="ce2" table:formula="of:=COM.MICROSOFT.XLOOKUP([.A43]; [$Geraete.$A$2:.$A$100]; [$Geraete.$C$2:.$C$100])" office:value-type="string" office:string-value="Canon Pixma" calcext:value-type="string">
            <text:p>Canon Pixma</text:p>
          </table:table-cell>
          <table:table-cell table:formula="of:=COM.MICROSOFT.XLOOKUP([.A43]; [$Geraete.$A$2:.$A$100]; [$Geraete.$D$2:.$D$100])" office:value-type="string" office:string-value="03.11.2021" calcext:value-type="string">
            <text:p>03.11.2021</text:p>
          </table:table-cell>
          <table:table-cell table:formula="of:=COM.MICROSOFT.XLOOKUP([.A43]; [$Geraete.$A$2:.$A$100]; [$Geraete.$E$2:.$E$100])" office:value-type="string" office:string-value="823.23" calcext:value-type="string">
            <text:p>823.23</text:p>
          </table:table-cell>
          <table:table-cell table:style-name="ce2" table:formula="of:=COM.MICROSOFT.XLOOKUP([.A43]; [$Geraete.$A$2:.$A$100]; [$Geraete.$F$2:.$F$100])" office:value-type="string" office:string-value="Berlin" calcext:value-type="string">
            <text:p>Berlin</text:p>
          </table:table-cell>
          <table:table-cell table:formula="of:=COM.MICROSOFT.XLOOKUP([.B43]; [$Mitarbeiter.$A$2:.$A$100]; [$Mitarbeiter.$B$2:.$B$100])" office:value-type="string" office:string-value="Carolin Hande" calcext:value-type="string">
            <text:p>Carolin Hande</text:p>
          </table:table-cell>
          <table:table-cell table:formula="of:=COM.MICROSOFT.XLOOKUP([.B43]; [$Mitarbeiter.$A$2:.$A$100]; [$Mitarbeiter.$C$2:.$C$100])" office:value-type="string" office:string-value="IT" calcext:value-type="string">
            <text:p>IT</text:p>
          </table:table-cell>
          <table:table-cell table:formula="of:=COM.MICROSOFT.XLOOKUP([.B43]; [$Mitarbeiter.$A$2:.$A$100]; [$Mitarbeiter.$D$2:.$D$100]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18.05.2025</text:p>
          </table:table-cell>
          <table:table-cell office:value-type="string" calcext:value-type="string">
            <text:p>08.07.2025</text:p>
          </table:table-cell>
          <table:table-cell table:style-name="ce2" table:formula="of:=COM.MICROSOFT.XLOOKUP([.A44]; [$Geraete.$A$2:.$A$100]; [$Geraete.$B$2:.$B$100])" office:value-type="string" office:string-value="Drucker" calcext:value-type="string">
            <text:p>Drucker</text:p>
          </table:table-cell>
          <table:table-cell table:style-name="ce2" table:formula="of:=COM.MICROSOFT.XLOOKUP([.A44]; [$Geraete.$A$2:.$A$100]; [$Geraete.$C$2:.$C$100])" office:value-type="string" office:string-value="Canon Pixma" calcext:value-type="string">
            <text:p>Canon Pixma</text:p>
          </table:table-cell>
          <table:table-cell table:formula="of:=COM.MICROSOFT.XLOOKUP([.A44]; [$Geraete.$A$2:.$A$100]; [$Geraete.$D$2:.$D$100])" office:value-type="string" office:string-value="30.03.2023" calcext:value-type="string">
            <text:p>30.03.2023</text:p>
          </table:table-cell>
          <table:table-cell table:formula="of:=COM.MICROSOFT.XLOOKUP([.A44]; [$Geraete.$A$2:.$A$100]; [$Geraete.$E$2:.$E$100])" office:value-type="string" office:string-value="1501.06" calcext:value-type="string">
            <text:p>1501.06</text:p>
          </table:table-cell>
          <table:table-cell table:style-name="ce2" table:formula="of:=COM.MICROSOFT.XLOOKUP([.A44]; [$Geraete.$A$2:.$A$100]; [$Geraete.$F$2:.$F$100])" office:value-type="string" office:string-value="Berlin" calcext:value-type="string">
            <text:p>Berlin</text:p>
          </table:table-cell>
          <table:table-cell table:formula="of:=COM.MICROSOFT.XLOOKUP([.B44]; [$Mitarbeiter.$A$2:.$A$100]; [$Mitarbeiter.$B$2:.$B$100])" office:value-type="string" office:string-value="Orhan Siering MBA." calcext:value-type="string">
            <text:p>Orhan Siering MBA.</text:p>
          </table:table-cell>
          <table:table-cell table:formula="of:=COM.MICROSOFT.XLOOKUP([.B44]; [$Mitarbeiter.$A$2:.$A$100]; [$Mitarbeiter.$C$2:.$C$100])" office:value-type="string" office:string-value="IT" calcext:value-type="string">
            <text:p>IT</text:p>
          </table:table-cell>
          <table:table-cell table:formula="of:=COM.MICROSOFT.XLOOKUP([.B44]; [$Mitarbeiter.$A$2:.$A$100]; [$Mitarbeiter.$D$2:.$D$100]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31.05.2025</text:p>
          </table:table-cell>
          <table:table-cell office:value-type="string" calcext:value-type="string">
            <text:p>02.10.2025</text:p>
          </table:table-cell>
          <table:table-cell table:style-name="ce2" table:formula="of:=COM.MICROSOFT.XLOOKUP([.A45]; [$Geraete.$A$2:.$A$100]; [$Geraete.$B$2:.$B$100])" office:value-type="string" office:string-value="Drucker" calcext:value-type="string">
            <text:p>Drucker</text:p>
          </table:table-cell>
          <table:table-cell table:style-name="ce2" table:formula="of:=COM.MICROSOFT.XLOOKUP([.A45]; [$Geraete.$A$2:.$A$100]; [$Geraete.$C$2:.$C$100])" office:value-type="string" office:string-value="Canon Pixma" calcext:value-type="string">
            <text:p>Canon Pixma</text:p>
          </table:table-cell>
          <table:table-cell table:formula="of:=COM.MICROSOFT.XLOOKUP([.A45]; [$Geraete.$A$2:.$A$100]; [$Geraete.$D$2:.$D$100])" office:value-type="string" office:string-value="30.03.2023" calcext:value-type="string">
            <text:p>30.03.2023</text:p>
          </table:table-cell>
          <table:table-cell table:formula="of:=COM.MICROSOFT.XLOOKUP([.A45]; [$Geraete.$A$2:.$A$100]; [$Geraete.$E$2:.$E$100])" office:value-type="string" office:string-value="1501.06" calcext:value-type="string">
            <text:p>1501.06</text:p>
          </table:table-cell>
          <table:table-cell table:style-name="ce2" table:formula="of:=COM.MICROSOFT.XLOOKUP([.A45]; [$Geraete.$A$2:.$A$100]; [$Geraete.$F$2:.$F$100])" office:value-type="string" office:string-value="Berlin" calcext:value-type="string">
            <text:p>Berlin</text:p>
          </table:table-cell>
          <table:table-cell table:formula="of:=COM.MICROSOFT.XLOOKUP([.B45]; [$Mitarbeiter.$A$2:.$A$100]; [$Mitarbeiter.$B$2:.$B$100])" office:value-type="string" office:string-value="Carolin Hande" calcext:value-type="string">
            <text:p>Carolin Hande</text:p>
          </table:table-cell>
          <table:table-cell table:formula="of:=COM.MICROSOFT.XLOOKUP([.B45]; [$Mitarbeiter.$A$2:.$A$100]; [$Mitarbeiter.$C$2:.$C$100])" office:value-type="string" office:string-value="IT" calcext:value-type="string">
            <text:p>IT</text:p>
          </table:table-cell>
          <table:table-cell table:formula="of:=COM.MICROSOFT.XLOOKUP([.B45]; [$Mitarbeiter.$A$2:.$A$100]; [$Mitarbeiter.$D$2:.$D$100]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06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03.07.2024</text:p>
          </table:table-cell>
          <table:table-cell/>
          <table:table-cell table:style-name="ce2" table:formula="of:=COM.MICROSOFT.XLOOKUP([.A46]; [$Geraete.$A$2:.$A$100]; [$Geraete.$B$2:.$B$100])" office:value-type="string" office:string-value="Smartphone" calcext:value-type="string">
            <text:p>Smartphone</text:p>
          </table:table-cell>
          <table:table-cell table:style-name="ce2" table:formula="of:=COM.MICROSOFT.XLOOKUP([.A46]; [$Geraete.$A$2:.$A$100]; [$Geraete.$C$2:.$C$100])" office:value-type="string" office:string-value="Samsung S21" calcext:value-type="string">
            <text:p>Samsung S21</text:p>
          </table:table-cell>
          <table:table-cell table:formula="of:=COM.MICROSOFT.XLOOKUP([.A46]; [$Geraete.$A$2:.$A$100]; [$Geraete.$D$2:.$D$100])" office:value-type="string" office:string-value="01.01.2024" calcext:value-type="string">
            <text:p>01.01.2024</text:p>
          </table:table-cell>
          <table:table-cell table:formula="of:=COM.MICROSOFT.XLOOKUP([.A46]; [$Geraete.$A$2:.$A$100]; [$Geraete.$E$2:.$E$100])" office:value-type="string" office:string-value="1257.96" calcext:value-type="string">
            <text:p>1257.96</text:p>
          </table:table-cell>
          <table:table-cell table:style-name="ce2" table:formula="of:=COM.MICROSOFT.XLOOKUP([.A46]; [$Geraete.$A$2:.$A$100]; [$Geraete.$F$2:.$F$100])" office:value-type="string" office:string-value="München" calcext:value-type="string">
            <text:p>München</text:p>
          </table:table-cell>
          <table:table-cell table:formula="of:=COM.MICROSOFT.XLOOKUP([.B46]; [$Mitarbeiter.$A$2:.$A$100]; [$Mitarbeiter.$B$2:.$B$100])" office:value-type="string" office:string-value="Orhan Siering MBA." calcext:value-type="string">
            <text:p>Orhan Siering MBA.</text:p>
          </table:table-cell>
          <table:table-cell table:formula="of:=COM.MICROSOFT.XLOOKUP([.B46]; [$Mitarbeiter.$A$2:.$A$100]; [$Mitarbeiter.$C$2:.$C$100])" office:value-type="string" office:string-value="IT" calcext:value-type="string">
            <text:p>IT</text:p>
          </table:table-cell>
          <table:table-cell table:formula="of:=COM.MICROSOFT.XLOOKUP([.B46]; [$Mitarbeiter.$A$2:.$A$100]; [$Mitarbeiter.$D$2:.$D$100])" office:value-type="string" office:string-value="Berlin" calcext:value-type="string">
            <text:p>Berlin</text:p>
          </table:table-cell>
        </table:table-row>
        <table:table-row table:style-name="ro1" table:number-rows-repeated="104852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eraete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3"/>
        <table:table-column table:style-name="co11" table:default-cell-style-name="Default"/>
        <table:table-row table:style-name="ro1">
          <table:table-cell office:value-type="string" calcext:value-type="string">
            <text:p>Gerätenummer</text:p>
          </table:table-cell>
          <table:table-cell office:value-type="string" calcext:value-type="string">
            <text:p>Gerätetyp</text:p>
          </table:table-cell>
          <table:table-cell office:value-type="string" calcext:value-type="string">
            <text:p>Modell</text:p>
          </table:table-cell>
          <table:table-cell office:value-type="string" calcext:value-type="string">
            <text:p>Kaufdatum</text:p>
          </table:table-cell>
          <table:table-cell office:value-type="string" calcext:value-type="string">
            <text:p>Netto-Kaufpreis</text:p>
          </table:table-cell>
          <table:table-cell office:value-type="string" calcext:value-type="string">
            <text:p>Standort</text:p>
          </table:table-cell>
        </table:table-row>
        <table:table-row table:style-name="ro1">
          <table:table-cell office:value-type="string" calcext:value-type="string">
            <text:p>G0001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1.01.2023</text:p>
          </table:table-cell>
          <table:table-cell office:value-type="string" calcext:value-type="string">
            <text:p>1342.83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02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Surface Go</text:p>
          </table:table-cell>
          <table:table-cell office:value-type="string" calcext:value-type="string">
            <text:p>23.02.2021</text:p>
          </table:table-cell>
          <table:table-cell office:value-type="string" calcext:value-type="string">
            <text:p>1076.18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03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08.09.2024</text:p>
          </table:table-cell>
          <table:table-cell office:value-type="string" calcext:value-type="string">
            <text:p>1931.54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04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Dell XPS</text:p>
          </table:table-cell>
          <table:table-cell office:value-type="string" calcext:value-type="string">
            <text:p>05.05.2025</text:p>
          </table:table-cell>
          <table:table-cell office:value-type="string" calcext:value-type="string">
            <text:p>1007.88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05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Canon Pixma</text:p>
          </table:table-cell>
          <table:table-cell office:value-type="string" calcext:value-type="string">
            <text:p>03.11.2021</text:p>
          </table:table-cell>
          <table:table-cell office:value-type="string" calcext:value-type="string">
            <text:p>823.23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06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Samsung S21</text:p>
          </table:table-cell>
          <table:table-cell office:value-type="string" calcext:value-type="string">
            <text:p>01.01.2024</text:p>
          </table:table-cell>
          <table:table-cell office:value-type="string" calcext:value-type="string">
            <text:p>1257.96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07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Lenovo ThinkPad</text:p>
          </table:table-cell>
          <table:table-cell office:value-type="string" calcext:value-type="string">
            <text:p>13.06.2021</text:p>
          </table:table-cell>
          <table:table-cell office:value-type="string" calcext:value-type="string">
            <text:p>869.09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08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Epson EB</text:p>
          </table:table-cell>
          <table:table-cell office:value-type="string" calcext:value-type="string">
            <text:p>23.06.2025</text:p>
          </table:table-cell>
          <table:table-cell office:value-type="string" calcext:value-type="string">
            <text:p>1323.76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09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Dell XPS</text:p>
          </table:table-cell>
          <table:table-cell office:value-type="string" calcext:value-type="string">
            <text:p>10.04.2023</text:p>
          </table:table-cell>
          <table:table-cell office:value-type="string" calcext:value-type="string">
            <text:p>1458.02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10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Dell XPS</text:p>
          </table:table-cell>
          <table:table-cell office:value-type="string" calcext:value-type="string">
            <text:p>09.11.2023</text:p>
          </table:table-cell>
          <table:table-cell office:value-type="string" calcext:value-type="string">
            <text:p>1786.37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11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Brother HL</text:p>
          </table:table-cell>
          <table:table-cell office:value-type="string" calcext:value-type="string">
            <text:p>09.09.2025</text:p>
          </table:table-cell>
          <table:table-cell office:value-type="string" calcext:value-type="string">
            <text:p>1417.1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12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01.06.2022</text:p>
          </table:table-cell>
          <table:table-cell office:value-type="string" calcext:value-type="string">
            <text:p>968.43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13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Canon Pixma</text:p>
          </table:table-cell>
          <table:table-cell office:value-type="string" calcext:value-type="string">
            <text:p>16.05.2021</text:p>
          </table:table-cell>
          <table:table-cell office:value-type="string" calcext:value-type="string">
            <text:p>1898.65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14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Lenovo ThinkPad</text:p>
          </table:table-cell>
          <table:table-cell office:value-type="string" calcext:value-type="string">
            <text:p>03.03.2021</text:p>
          </table:table-cell>
          <table:table-cell office:value-type="string" calcext:value-type="string">
            <text:p>1415.97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15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20.09.2022</text:p>
          </table:table-cell>
          <table:table-cell office:value-type="string" calcext:value-type="string">
            <text:p>661.44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16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Canon Pixma</text:p>
          </table:table-cell>
          <table:table-cell office:value-type="string" calcext:value-type="string">
            <text:p>30.03.2023</text:p>
          </table:table-cell>
          <table:table-cell office:value-type="string" calcext:value-type="string">
            <text:p>1501.06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17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Samsung S21</text:p>
          </table:table-cell>
          <table:table-cell office:value-type="string" calcext:value-type="string">
            <text:p>16.06.2021</text:p>
          </table:table-cell>
          <table:table-cell office:value-type="string" calcext:value-type="string">
            <text:p>1748.56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18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05.10.2022</text:p>
          </table:table-cell>
          <table:table-cell office:value-type="string" calcext:value-type="string">
            <text:p>1688.07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19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HP LaserJet</text:p>
          </table:table-cell>
          <table:table-cell office:value-type="string" calcext:value-type="string">
            <text:p>21.08.2021</text:p>
          </table:table-cell>
          <table:table-cell office:value-type="string" calcext:value-type="string">
            <text:p>737.57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0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Samsung S21</text:p>
          </table:table-cell>
          <table:table-cell office:value-type="string" calcext:value-type="string">
            <text:p>06.01.2024</text:p>
          </table:table-cell>
          <table:table-cell office:value-type="string" calcext:value-type="string">
            <text:p>740.2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21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Samsung Curved</text:p>
          </table:table-cell>
          <table:table-cell office:value-type="string" calcext:value-type="string">
            <text:p>22.02.2023</text:p>
          </table:table-cell>
          <table:table-cell office:value-type="string" calcext:value-type="string">
            <text:p>1134.16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22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20.08.2024</text:p>
          </table:table-cell>
          <table:table-cell office:value-type="string" calcext:value-type="string">
            <text:p>1591.98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3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Canon Pixma</text:p>
          </table:table-cell>
          <table:table-cell office:value-type="string" calcext:value-type="string">
            <text:p>19.11.2023</text:p>
          </table:table-cell>
          <table:table-cell office:value-type="string" calcext:value-type="string">
            <text:p>1335.34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4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Dell UltraSharp</text:p>
          </table:table-cell>
          <table:table-cell office:value-type="string" calcext:value-type="string">
            <text:p>01.03.2022</text:p>
          </table:table-cell>
          <table:table-cell office:value-type="string" calcext:value-type="string">
            <text:p>750.91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25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Epson EB</text:p>
          </table:table-cell>
          <table:table-cell office:value-type="string" calcext:value-type="string">
            <text:p>06.12.2023</text:p>
          </table:table-cell>
          <table:table-cell office:value-type="string" calcext:value-type="string">
            <text:p>545.46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2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Dell XPS</text:p>
          </table:table-cell>
          <table:table-cell office:value-type="string" calcext:value-type="string">
            <text:p>20.10.2023</text:p>
          </table:table-cell>
          <table:table-cell office:value-type="string" calcext:value-type="string">
            <text:p>1403.91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7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Samsung Curved</text:p>
          </table:table-cell>
          <table:table-cell office:value-type="string" calcext:value-type="string">
            <text:p>24.07.2022</text:p>
          </table:table-cell>
          <table:table-cell office:value-type="string" calcext:value-type="string">
            <text:p>501.64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28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Epson EB</text:p>
          </table:table-cell>
          <table:table-cell office:value-type="string" calcext:value-type="string">
            <text:p>19.01.2023</text:p>
          </table:table-cell>
          <table:table-cell office:value-type="string" calcext:value-type="string">
            <text:p>1246.58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9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Lenovo ThinkPad</text:p>
          </table:table-cell>
          <table:table-cell office:value-type="string" calcext:value-type="string">
            <text:p>21.05.2021</text:p>
          </table:table-cell>
          <table:table-cell office:value-type="string" calcext:value-type="string">
            <text:p>1553.15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30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Epson EB</text:p>
          </table:table-cell>
          <table:table-cell office:value-type="string" calcext:value-type="string">
            <text:p>27.03.2022</text:p>
          </table:table-cell>
          <table:table-cell office:value-type="string" calcext:value-type="string">
            <text:p>1629.76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31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HP EliteBook</text:p>
          </table:table-cell>
          <table:table-cell office:value-type="string" calcext:value-type="string">
            <text:p>28.04.2025</text:p>
          </table:table-cell>
          <table:table-cell office:value-type="string" calcext:value-type="string">
            <text:p>1095.62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32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Lenovo ThinkPad</text:p>
          </table:table-cell>
          <table:table-cell office:value-type="string" calcext:value-type="string">
            <text:p>11.11.2022</text:p>
          </table:table-cell>
          <table:table-cell office:value-type="string" calcext:value-type="string">
            <text:p>1801.36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33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BenQ MW550</text:p>
          </table:table-cell>
          <table:table-cell office:value-type="string" calcext:value-type="string">
            <text:p>03.03.2022</text:p>
          </table:table-cell>
          <table:table-cell office:value-type="string" calcext:value-type="string">
            <text:p>1212.29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34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Samsung S21</text:p>
          </table:table-cell>
          <table:table-cell office:value-type="string" calcext:value-type="string">
            <text:p>17.09.2024</text:p>
          </table:table-cell>
          <table:table-cell office:value-type="string" calcext:value-type="string">
            <text:p>1746.67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35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BenQ MW550</text:p>
          </table:table-cell>
          <table:table-cell office:value-type="string" calcext:value-type="string">
            <text:p>03.01.2024</text:p>
          </table:table-cell>
          <table:table-cell office:value-type="string" calcext:value-type="string">
            <text:p>644.54</text:p>
          </table:table-cell>
          <table:table-cell office:value-type="string" calcext:value-type="string">
            <text:p>Berlin</text:p>
          </table:table-cell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itarbeiter" table:style-name="ta1"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Mitarbeiter-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bteilung</text:p>
          </table:table-cell>
          <table:table-cell office:value-type="string" calcext:value-type="string">
            <text:p>Standort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leksandr Weinhag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Eleni Hauffer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Paul Dobes-Stiffel</text:p>
          </table:table-cell>
          <table:table-cell office:value-type="string" calcext:value-type="string">
            <text:p>Produktion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Klemens Löffler</text:p>
          </table:table-cell>
          <table:table-cell office:value-type="string" calcext:value-type="string">
            <text:p>Vertrieb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Alexandre Davids</text:p>
          </table:table-cell>
          <table:table-cell office:value-type="string" calcext:value-type="string">
            <text:p>Vertrieb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Eric Patberg B.Sc.</text:p>
          </table:table-cell>
          <table:table-cell office:value-type="string" calcext:value-type="string">
            <text:p>Vertrieb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Orhan Siering MBA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Dipl.-Ing. Klaus-Werner Holsten B.Sc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Univ.Prof. Heimo Karg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Carolin Hand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Auguste David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Ariane Klemt-Kaul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Münch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1T13:09:33.986141000</meta:creation-date>
    <dc:date>2026-03-21T13:46:58.655565000</dc:date>
    <meta:editing-duration>PT15M54S</meta:editing-duration>
    <meta:editing-cycles>2</meta:editing-cycles>
    <meta:generator>LibreOffice/26.2.1.2$MacOSX_AARCH64 LibreOffice_project/8399f6259d8c87f40e7255cdb3c9b958f5e08948</meta:generator>
    <meta:document-statistic meta:table-count="3" meta:cell-count="804" meta:object-count="0"/>
  </office:meta>
</office:document-meta>
</file>